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3.39cm"/>
    </style:style>
    <style:style style:name="co5" style:family="table-column">
      <style:table-column-properties fo:break-before="auto" style:column-width="2.9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13" style:family="table-cell" style:parent-style-name="Default">
      <style:table-cell-properties fo:border-bottom="none" fo:border-left="none" fo:border-right="0.002cm solid #000000" fo:border-top="none"/>
    </style:style>
    <style:style style:name="ce14" style:family="table-cell" style:parent-style-name="Default">
      <style:table-cell-properties fo:border-bottom="none" fo:border-left="none" fo:border-right="0.002cm solid #000000" fo:border-top="0.002cm solid #000000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Advogato (i = 100)" table:style-name="ta1" table:print="false">
        <table:table-column table:style-name="co1" table:default-cell-style-name="ce3"/>
        <table:table-column table:style-name="co1" table:default-cell-style-name="ce7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2"/>
        <table:table-column table:style-name="co1" table:default-cell-style-name="ce12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>
            <text:p>CDHS / MIN</text:p>
          </table:table-cell>
          <table:table-cell table:style-name="ce5"/>
          <table:table-cell table:style-name="ce6" table:number-columns-repeated="7"/>
          <table:table-cell table:style-name="ce6">
            <draw:frame table:end-cell-address="'Advogato (i = 100)'.R26" table:end-x="0.231cm" table:end-y="0.3cm" draw:z-index="0" draw:name="CDHS / MIN" draw:style-name="gr1" svg:width="18.239cm" svg:height="11.39cm" svg:x="0.756cm" svg:y="0.239cm">
              <draw:object draw:notify-on-update-of-ranges="'Advogato (i = 100)'.A3:'Advogato (i = 100)'.A7 'Advogato (i = 100)'.B2:'Advogato (i = 100)'.B2 'Advogato (i = 100)'.B3:'Advogato (i = 100)'.B7 'Advogato (i = 100)'.C2:'Advogato (i = 100)'.C2 'Advogato (i = 100)'.C3:'Advogato (i = 100)'.C7 'Advogato (i = 100)'.D2:'Advogato (i = 100)'.D2 'Advogato (i = 100)'.D3:'Advogato (i = 100)'.D7 'Advogato (i = 100)'.E2:'Advogato (i = 100)'.E2 'Advogato (i = 100)'.E3:'Advogato (i = 100)'.E7 'Advogato (i = 100)'.F2:'Advogato (i = 100)'.F2 'Advogato (i = 100)'.F3:'Advogato (i = 100)'.F7 'Advogato (i = 100)'.G2:'Advogato (i = 100)'.G2 'Advogato (i = 100)'.G3:'Advogato (i = 100)'.G7" xlink:href="./Object 3" xlink:type="simple" xlink:show="embed" xlink:actuate="onLoad"/>
              <draw:image xlink:href="./ObjectReplacements/Object 3" xlink:type="simple" xlink:show="embed" xlink:actuate="onLoad"/>
              <svg:title>CDHS / MIN</svg:title>
            </draw:frame>
          </table:table-cell>
          <table:table-cell table:style-name="ce1"/>
          <table:table-cell table:style-name="ce6" table:number-columns-repeated="2"/>
          <table:table-cell table:number-columns-repeated="5"/>
        </table:table-row>
        <table:table-row table:style-name="ro2">
          <table:table-cell table:style-name="ce2" office:value-type="string">
            <text:p>l/k</text:p>
          </table:table-cell>
          <table:table-cell table:style-name="ce6" office:value-type="string">
            <text:p>k <text:s/>= 2</text:p>
          </table:table-cell>
          <table:table-cell table:style-name="ce6" office:value-type="string">
            <text:p>k <text:s/>= 3</text:p>
          </table:table-cell>
          <table:table-cell table:style-name="ce6" office:value-type="string">
            <text:p>k <text:s/>= 5</text:p>
          </table:table-cell>
          <table:table-cell table:style-name="ce6" office:value-type="string">
            <text:p>k <text:s/>= 10</text:p>
          </table:table-cell>
          <table:table-cell table:style-name="ce6" office:value-type="string">
            <text:p>k <text:s/>= 20</text:p>
          </table:table-cell>
          <table:table-cell table:style-name="ce6" office:value-type="string">
            <text:p>k <text:s/>= 50</text:p>
          </table:table-cell>
          <table:table-cell/>
          <table:table-cell table:style-name="ce6" table:number-columns-repeated="2"/>
          <table:table-cell/>
          <table:table-cell table:style-name="ce6" table:number-columns-repeated="6"/>
          <table:table-cell/>
        </table:table-row>
        <table:table-row table:style-name="ro1">
          <table:table-cell office:value-type="string">
            <text:p>l = 1</text:p>
          </table:table-cell>
          <table:table-cell table:formula="of:=(507.2+0+77.2+469.5+181.7+162.9+113.2+774+169.8+246+180.6+86.4+215.2+95.6+131.6+126.1+0+122.9+138.5+341+172+274.8+357.3+198+0+281.2+312.9+169+128.8+161.2+180.8+95+0+168+306.9+248.8+0+0+335.5+148.4+181.6+294.9+478.4+242.6+133.4+80.6+183.6+424+253.4+123.3+98.2+232.5+0+233.5+88.5+240.6+92.5+188.6+70.2+136.9+87.9+0+92.3+0+157.4+294+244+306.6+0+274.8+219+376.8+365.4+243.6+124.8+125+132.9+179.1+117.3+120.5+322.4+0+0+258.8+179.2+130.4+162.4+0+192.7+0+246+119.3+129.8+91.7+128.2+410.8+95.2+177.7+387+179.6)/100" office:value-type="float" office:value="181.279">
            <text:p>181,279</text:p>
          </table:table-cell>
          <table:table-cell table:style-name="ce7" table:formula="of:=(138.9+179+403.2+172.6+176.6+0+436.8+121.5+176.5+162.4+258.6+276.3+183.5+397.2+85.1+331+197.8+89.1+177+0+191+192.8+295.2+244.8+176.8+360+406+0+91.2+182+0+179.6+489+352+0+178.9+191.6+180.9+267.2+171.6+93.2+181.5+187.2+274.6+366+80.1+234.5+101.8+0+0+53+97.6+250.8+0+257.6+486+367.5+198.1+187.2+0+127.2+131.6+126.8+81.2+275+94.4+554.2+279.9+182.4+184.2+204.4+327+189+126.7+512+305.2+227.7+523.2+162+176.9+126.9+184.2+184.8+162.6+192+0+173.1+0+256.8+94.7+160.4+303.1+167.7+268.2+177+274.8+370.3+87.2+129.8+273.6)/100" office:value-type="float" office:value="199.086">
            <text:p>199,086</text:p>
          </table:table-cell>
          <table:table-cell table:style-name="ce7" table:formula="of:=(0+186.6+127.2+344+312.5+244.6+134.9+135.4+96.8+0+126.8+0+211.2+186.4+95+133.1+181.6+0+193.4+380+104.6+184.1+0+344+140.4+0+183.5+0+0+131.7+283.2+0+171.2+178.6+321.3+0+257.8+205.6+0+138+238+186.1+275.1+337.4+353.2+137.5+364+93.9+0+435.5+296.7+97.8+181.8+364.5+441+444.8+0+127+0+197.6+177.2+90.3+127.9+236.5+0+0+297.3+258.6+244.6+97.5+166.2+131.6+0+204+190.2+415.8+126.8+436.8+0+224+187.7+251.6+0+0+201.6+205.6+272+138.6+294+0+177.4+0+312.8+203.8+502.7+476.4+0+188.6+258.3+207.6)/100" office:value-type="float" office:value="176.094">
            <text:p>176,094</text:p>
          </table:table-cell>
          <table:table-cell table:style-name="ce7" table:formula="of:=(288.6+132.5+254+185.2+187.9+522.9+271.8+279+189.7+250.8+230.5+588+153.9+104.8+0+138+314+170.7+189.6+127.7+0+183.6+259.4+100.9+92.7+162.4+97.8+0+376.4+273.6+0+96.6+125.7+99.2+463.4+0+414.9+165.6+0+0+127.2+138.7+180+294+261.6+265+255.3+0+92.2+120.1+129+200.2+174.7+421+275.7+82.8+127.3+183.7+130+186.8+528+143.4+0+94.6+382.4+187+224+279.6+96.4+195.6+432+56.8+91.5+188+283.8+0+157.8+329+132.3+98.8+236.4+240+0+130.6+329.7+450+273.6+183.5+367.9+218+0+189.8+136.2+177.4+0+260+180.6+127.1+181+0)/100" office:value-type="float" office:value="187.199">
            <text:p>187,199</text:p>
          </table:table-cell>
          <table:table-cell table:formula="of:=(195.4+344.4+417+182.1+352+89.7+0+259.4+0+0+391.6+187.5+199.4+417.6+234+261+192.9+193.6+197.2+185.6+374+95+126.6+95.7+173.4+360.3+295.2+82.9+189.6+177.8+182.2+291.6+0+177+83.1+0+264+171+282.3+191.8+255.2+350+251.7+0+278.1+172.4+125.7+150.9+0+642.6+189.3+605+273+205.2+0+392.1+58.7+0+262.8+174.2+131.5+255.8+0+331.8+272.7+77.6+124.4+181.6+402+175.6+124.8+0+187.6+135.4+534.4+257.6+258.9+0+151.8+266.8+248.1+239.1+156.2+121.6+0+254.4+0+269+102+261.8+159.3+194.6+147.9+0+0+189.2+157.8+184.8+155.6+287.7)/100" office:value-type="float" office:value="193.002">
            <text:p>193,002</text:p>
          </table:table-cell>
          <table:table-cell table:formula="of:=(317.8+0+93.8+0+478.8+201.4+0+246.6+0+259+171.2+239.4+201.6+130.3+269.7+0+128.4+447.1+183.5+0+0+0+367.4+176.5+275.7+240.9+315+283.5+0+188.6+195.8+167.8+0+185.4+0+257.4+0+182+89.8+281.6+121.8+256.8+126.4+130.3+97+286.2+336+98.3+329+180.8+261+185.6+180.2+184.8+165+376.2+248.4+205.5+273.4+196+558.8+184.9+176.8+367.2+320+132.3+0+0+222+167.2+200.4+370+434.7+262+154.4+314.3+212.5+190.8+0+81.8+544+183.1+285.6+0+177.8+289.2+260.4+386.4+99.9+0+165.6+92.2+296.4+186.3+174.8+252+252.8+310.8+288.6+187.6)/100" office:value-type="float" office:value="195.983">
            <text:p>195,983</text:p>
          </table:table-cell>
          <table:table-cell table:style-name="ce14"/>
          <table:table-cell table:style-name="ce16" table:number-columns-repeated="2"/>
          <table:table-cell table:style-name="ce5"/>
          <table:table-cell table:style-name="ce6" table:number-columns-repeated="6"/>
          <table:table-cell/>
        </table:table-row>
        <table:table-row table:style-name="ro1">
          <table:table-cell office:value-type="string">
            <text:p>l = 2</text:p>
          </table:table-cell>
          <table:table-cell table:formula="of:=(624.5+182.8+267.4+539.5+389.3+397+578.2+342.3+436.2+621.8+479.1+229+313.6+187.2+490.7+296.6+491.7+415.6+433.8+999.399+558.8+618.2+238+220.7+520.3+701.4+494.8+541.9+270.6+466.7+515.9+770.6+348+431.5+347.3+183.2+499+714.5+406.3+423+828.8+407.9+123+512.1+568.2+433.6+268.8+349.4+390.7+465.8+527.2+150.6+389.6+583.1+180.6+499.5+496.3+553.4+528.3+299.6+595.2+613.3+155.7+295.3+623.3+47.7+654.2+342.8+207+544.3+273.5+469.8+469.3+185+409.4+0+344.1+322.3+320.4+439.7+149.4+453.1+533.8+227.6+299.5+467.1+105.8+287.9+409.2+318+666.1+375.5+289.2+1106+410.3+338.5+582.9+0+541.4+424)/100" office:value-type="float" office:value="418.40499">
            <text:p>418,40499</text:p>
          </table:table-cell>
          <table:table-cell table:formula="of:=(486.8+586.8+364.6+506.9+436.3+542+179.4+410.2+292+237.3+575.4+628.9+417.3+487+478.9+492.9+515.8+556.9+691.2+376.3+641.5+455.4+453.8+265.6+243.6+376+349.3+146.4+426.6+559.6+888.2+367.8+330.2+472.1+828.099+381.8+649.9+818.2+330.3+799+1050.9+328.5+512.5+296.8+684.5+499.1+807.3+1008.5+366.2+823.7+415.4+835.6+341.3+523.5+959.7+489.7+309.7+397.9+0+638.2+410.8+190.5+231.2+919+379.6+142.8+541.6+456+519.1+639+327.3+332.9+359.5+298.3+480.2+46.9+569.7+431.1+588+722+411.9+710.4+461+455+102.2+359+201.4+600+465.8+462.4+637.2+555.4+701.5+741.4+571.1+538.6+450.7+462.7+624+446.6)/100" office:value-type="float" office:value="488.79099">
            <text:p>488,79099</text:p>
          </table:table-cell>
          <table:table-cell table:formula="of:=(617.7+551.3+544.5+569.4+508.8+738.5+190+365.4+578+712.2+486.9+1026+641+425.2+242.5+484.1+414.9+484.4+476.6+735.8+610.2+679.9+569.8+747.2+93.8+690.5+764.5+501.6+181.2+527.1+196.7+288.8+322.2+221.4+367.1+275.4+467+549.9+358.1+987.5+336.6+534.1+494.6+667.9+383.1+320.2+391.4+298.4+753.4+363+388+194.4+647.4+786.6+481.3+504+197.2+553.1+530.2+78.5+371.8+566.2+763.6+383.6+491.2+447+549.9+350.5+999.899+588.2+198.4+513.6+443.1+470+92.4+779.2+550.6+897.3+640.1+141+946+629.1+872.9+391.6+501.1+692.4+509.2+446.3+285.2+255+292+526.9+479.3+312.3+241.9+377.5+528.6+470.9+260+580.2)/100" office:value-type="float" office:value="489.32499">
            <text:p>489,32499</text:p>
          </table:table-cell>
          <table:table-cell table:formula="of:=(534.5+284.6+449.8+766.2+494.6+192+234.1+488.6+961.8+214.8+381.3+471+1147.6+775.3+529+141.9+487.1+335.9+343.8+350.4+366.4+500.2+245.4+504.2+229.6+414.8+406.8+714.8+553.4+0+530.5+578+367.4+263.4+423.3+822+517.8+289.8+508.6+346.8+605.1+614.4+401.3+249.5+440.2+428.4+634+426.2+773.2+558.4+552.5+229.2+633.8+340+429.6+430+848.6+245.6+535.6+764+459.2+473.2+343.5+281.6+478.3+426.9+466.1+523.2+243.5+383+812.6+132.3+229.9+281.4+623.8+458.9+547.7+490.8+174.4+604.4+356.4+1024+219.6+359.7+691.1+455.8+336+595+408.2+463.3+335.8+747.3+547.3+483.8+724.1+329.6+334.4+400.8+1036+339.5)/100" office:value-type="float" office:value="469.295">
            <text:p>469,295</text:p>
          </table:table-cell>
          <table:table-cell table:formula="of:=(343.5+634+597.3+930.599+469.7+186.4+526.6+608.8+1006.4+255.8+418.3+930.6+888.3+1285+544.1+197.2+659.2+444.6+346+326.1+191.6+628.8+200.6+596.4+329.7+577.1+1020+146.1+372.4+321.5+363.9+349.8+330.9+432.7+579.2+504.4+217.2+415.2+691.6+306.4+352.7+515.2+418.1+349.2+136.2+288+477.7+845.4+503.6+791+291+658.4+184+264.6+349.5+438.7+490.8+141.6+343.5+334+583.1+697.1+309.7+561.1+593.8+560.9+655.4+750+317.5+530.6+301.5+692.7+160.2+527+294.4+550.1+453.1+787.1+539.4+466.8+357.2+298.8+456.3+445.8+1296+464.2+102+304.4+516.5+171.9+421.8+216+656.2+334.4+699.4+559.2+475.2+599.4+347.8+371)/100" office:value-type="float" office:value="477.72199">
            <text:p>477,72199</text:p>
          </table:table-cell>
          <table:table-cell table:formula="of:=(317.3+638.8+317.2+526+342.4+448.2+472.4+149.7+476.9+363.5+304.9+182.6+515.4+445.6+691.4+0+322+297+271.5+300+160.2+257.9+459.2+521.7+367.4+373.2+614.2+221.3+297.6+98.8+277.8+406.2+1095.3+795.8+132.3+341.1+303.8+229.5+271.4+481.5+226.9+945.5+812+295.8+206.4+520.2+649.4+471+355.6+429.3+731.6+639+416.7+480.6+548.1+756+312.6+279.6+433.3+601.9+631.8+788.9+412+536.6+357.7+1117.6+325.1+573.5+508.5+439.1+528.1+185.2+1028+892.5+318.5+689.7+612.6+557.8+297.5+158.4+346.1+586.6+325+583+587.2+278.5+388.5+1310.4+495.3+370.6+594+775.9+279+287.8+552.6+422.7+703.6+479.2+394.3+385.6)/100" office:value-type="float" office:value="463.055">
            <text:p>463,055</text:p>
          </table:table-cell>
          <table:table-cell/>
          <table:table-cell table:style-name="ce7" table:number-columns-repeated="2"/>
          <table:table-cell table:style-name="ce3"/>
          <table:table-cell table:style-name="ce17" table:number-columns-repeated="5"/>
          <table:table-cell table:style-name="ce19"/>
          <table:table-cell/>
        </table:table-row>
        <table:table-row table:style-name="ro1">
          <table:table-cell office:value-type="string">
            <text:p>l = 5</text:p>
          </table:table-cell>
          <table:table-cell table:formula="of:=(1901.9+2013.29+1879+1989.8+1749.4+2206.1+1649.5+1982.61+2194.3+1681.31+1873.89+2206.79+1866.8+1865.79+1758.3+2133.8+2309.2+1867+2314.19+1656.9+2059.29+2104.39+1967.1+1669.69+2087.29+2032.59+2147.1+1798.31+1759.1+1597.3+1864.81+1846.8+1970.49+1709.3+2147.99+1912.9+2006.91+1753.89+1665.5+1671.09+1816.81+1815.19+1953.29+1646.8+1796.09+1629.6+2003.89+1469.4+1446.3+1983.49+1741.8+2079.1+1500.7+2148.08+1670.1+1856.31+1676.29+1707.5+1710.8+1622.59+2258.9+1754.21+2002.29+2081.3+2141.8+2103.41+1492.9+1655.2+1868.8+1956.51+1884.51+1943.81+1964.69+1808.4+2204.9+1593.1+2175+1625.3+1957.8+2081.69+1624.3+1974.39+1935.6+2199.39+2059.21+1822.7+1982.91+2100.6+2054.91+1585+1870.31+1662.3+1734.9+1930+1624.5+1876.51+1910.99+2353.28+2011.72+1888.4)/100" office:value-type="float" office:value="1889.0228">
            <text:p>1889,0228</text:p>
          </table:table-cell>
          <table:table-cell table:formula="of:=(2135.1+1900.89+2019.71+1812.5+1922.1+1934.3+2000.6+2213.6+2127.49+1725.7+2232.7+2243.29+2084.51+2139.2+1896.7+1860+1884+2109.7+1910.71+2260.21+1921.3+2229.6+2015.7+1884.79+1735.6+1941.2+1865.7+1805.1+1829.59+2226.6+1636.5+1796.2+1882+1822.2+2045.29+1779.2+1853.5+1977.1+1894.1+1870.6+1857+1752.6+2090.49+1905.6+2037.3+2059.11+1741+1910.4+2147.4+2192.7+1990.7+1682.7+1928.3+2071.4+1938.4+2326.31+2068.01+2157.09+1807.5+1950.4+1881.29+1828.7+2230.41+2122.91+2152.8+1959.61+1890.7+1787.9+1680.3+1723.49+1949.99+2061.99+1410.3+2103.51+2152.8+2392.19+1690.9+1507.9+2147.2+1715.9+1796.8+1996.2+1708.9+2010.2+2031.81+1787.7+2004.7+2030.19+1999.79+1931.8+1830.4+1475.6+2004.8+1840.6+2290.9+2259.1+2173.5+1985.41+1756.7+2204.29)/100" office:value-type="float" office:value="1955.4947">
            <text:p>1955,4947</text:p>
          </table:table-cell>
          <table:table-cell table:formula="of:=(1732.3+2007+2191.2+1803.6+2044.8+2297.01+1807.7+1952.8+2155.4+2000+2032.9+1854.7+2036+2256.91+2159.5+1937.3+1612.5+1923.4+1961.4+1818+2381.6+2009.2+1635.5+2025.59+2041.9+2209+1920.9+1763+2169.5+1657.2+1982.8+1784+1993+2098+2053.7+1910.79+1841.7+1809.8+2225.89+2016.3+2056.2+2172.51+1932.7+2096.6+1839+1758.2+1693.6+1729+1776.9+1704.2+1703.3+2175.3+1666.5+1707.5+1752.2+1623.4+1777+2122.2+1747.2+1616.7+1894.3+1626+2121.69+1753.1+2066.7+1852.3+1996.3+1539.9+1955.8+1569.1+2268.29+2131.5+1875.1+2063.5+1743.7+1886.6+1945.7+2149.9+1886.3+2183+2213.99+1789.5+2032.4+1661.6+1914.7+1973.2+2343.7+1694.9+1812.1+1720.4+1829.8+1936.1+2303.8+2109.5+1737+2099.7+2030.41+1655.4+1851.5+1816.3)/100" office:value-type="float" office:value="1927.9878">
            <text:p>1927,9878</text:p>
          </table:table-cell>
          <table:table-cell table:formula="of:=(1815+1879.7+2040.7+2083.49+2319+2017.7+1869+1924.1+1862.1+1830.2+1877.3+1732.3+2012.2+2417.4+2314.4+2168.71+1756.9+1725.3+2251.59+1741.4+2363.9+1766.4+2227.59+1937.4+2203.1+2136+2039.6+2239.81+2054.51+2108.3+2102.89+2062.5+2294+1974.69+1923.3+1690.6+1897+1820.2+2501.6+2255.81+1931.6+1999.6+1952.3+1998.1+1832+2062.2+1908.7+1678.9+1750.3+2117.4+2025.2+1773.2+1423.2+2248.81+1833.81+1974.5+1644.2+1958+1848.1+1691.6+2032.5+1965.5+1963.6+1738.9+2132.2+1969.7+1901.5+1940.6+1713.7+2339.1+2168.5+1540.4+1628.5+1853.6+1811.4+1811.4+2172.6+1954.3+2095.5+2078.6+2012.19+1818.2+1812.6+1932.1+1817.2+1920.4+1877.2+1656.5+1711.1+1767.9+1965.4+2045.2+1700.9+2118.2+1751.2+2191.9+1871.1+1941.1+1814.7+2036.09)/100" office:value-type="float" office:value="1954.6269">
            <text:p>1954,6269</text:p>
          </table:table-cell>
          <table:table-cell table:style-name="ce13" table:formula="of:=(2004.09+1893.5+1615.1+1890.1+2114.8+1965+1817.7+1674.2+2077.8+2020.9+1917.4+2122.41+1656.9+2166.3+2198.5+2222.2+2015.1+2259.09+1594.2+1659.3+1914.5+1587.9+1608.9+2149.9+2001.3+1962.01+1895+1976.7+1671.4+2046.89+1949.9+1971.9+2281+1878.6+2091.4+2104.7+1680.2+1928.49+2194.6+1931+1676.7+2138.9+1943.2+1651.3+1964.7+2022.9+2030.89+1710.7+1475.8+2108.5+1940.8+1973+2082.6+2218.6+1700.5+2045.9+2017.3+1996.9+2067.7+1783.8+2008.4+2226.49+1776.8+2069+2185.8+2022.3+1971.2+1805.1+2025.3+1770.2+2188.3+1977.6+1941.1+1988.41+2074.4+1868.4+1801.9+1594.2+1960+1808.4+1837.8+1895.8+1782.7+2271.49+1898.5+2119.1+2131.5+2152.7+2189.7+1993.59+2181.99+2398.8+2039.1+2085.41+1969.1+1873.9+2232.79+1696.4+2188.41+2106.79)/100" office:value-type="float" office:value="1963.7044">
            <text:p>1963,7044</text:p>
          </table:table-cell>
          <table:table-cell table:style-name="ce13" table:formula="of:=(2311.4+1953.2+1940.71+1750.5+1642.9+1817.7+2423.5+1761.6+2211.2+2262.3+1758.1+2029+2009.49+2005.4+1856+1631.6+1600.4+1925.5+2123.9+1534+2028.8+2276.8+2076.6+1936.7+2316.1+1841.8+2154.8+2066.41+1765.6+2092.89+1812.4+1924.5+2099.4+2137.6+2176.6+1892.19+1938.9+2066.7+2287.7+2062.3+1939.9+1940.3+2180.9+1661.4+1856.3+2092.8+1967.9+2048+2085.9+1631.3+1829.1+1984+2060.8+1680.8+1952.5+1990.21+2073.1+2053+1973.7+2048.2+1993.8+1626+2052.3+2156.51+1650.9+2188.2+2044.8+2149.6+2075+2198.81+1943.3+1884.9+2187+1831.8+1965.6+1729.5+1898.8+1727.2+2222.8+1690.7+2093.99+1940.2+1820.3+2072.7+2049.8+1881.5+1521.7+2189.29+1892.4+1587.3+1850.3+2204.3+2036.71+1899.4+2177.8+2214.9+1843.7+2119.4+2317.49+1972.8)/100" office:value-type="float" office:value="1974.568">
            <text:p>1974,568</text:p>
          </table:table-cell>
          <table:table-cell/>
          <table:table-cell table:style-name="ce10" table:number-columns-repeated="2"/>
          <table:table-cell table:style-name="ce3"/>
          <table:table-cell table:style-name="ce18" table:number-columns-repeated="5"/>
          <table:table-cell table:style-name="ce20"/>
          <table:table-cell/>
        </table:table-row>
        <table:table-row table:style-name="ro1">
          <table:table-cell office:value-type="string">
            <text:p>l = 10</text:p>
          </table:table-cell>
          <table:table-cell table:formula="of:=(2404.52+2700.1+2221.02+2255.39+2778.31+2385.93+2601.88+2407.61+2357.52+2467.89+2610.4+2387.2+2412.29+2317.33+2316.43+2269.99+2280.7+2350.98+2300.58+2356.08+2357.44+2523.98+2630.2+2618+2332.53+2611.11+2549.3+2151.14+2347.49+2500.71+2340.99+2293.83+2421.6+2386.98+2374.24+2264.73+2380.59+2745.26+2496.59+2526.1+2375.84+2231.19+2264.32+2390.58+2477+2307.41+2589.6+2757.51+2287.83+2482.59+2404.79+2542.6+2433.92+2484.8+2508.69+2365.4+2277.82+2576+2368.71+2415.18+2846.29+2760.81+2454.62+2319.42+2429.79+2684.27+2666.27+2615.6+2401.58+2396.1+2555.06+2559.68+2341.42+2583.9+2644.4+2126.61+2777.8+2518.77+2106.5+2541.85+2577.88+2419.59+2405.7+2574.31+2398.52+2593.04+2438.04+2334.67+2428.99+2542.28+2288.53+2279.1+2321.33+2678.91+2400.91+2413.74+2664.71+2410.04+2295.53+2478.64)/100" office:value-type="float" office:value="2448.5194">
            <text:p>2448,5194</text:p>
          </table:table-cell>
          <table:table-cell table:formula="of:=(2678.3+2769.81+2391.38+2670.68+2940.79+2485.92+2374.1+2704.08+2641.99+2693.63+2628.31+2493.42+2374.11+2469.41+2492.71+2460.49+2449.91+2551.21+2778.73+2753.01+2688.09+2365.41+2468.78+2391.11+2245.49+2348.2+2458.62+2734.4+2376.52+2483.13+2355.29+2459.81+2336.99+2803.92+2381.01+2573.39+2366.7+2654.24+2347.22+2350.4+2285.32+2259.5+2467.1+2485.09+2455.68+2311.59+2410.41+2753.29+2570.51+2327.4+2811.99+2558.29+2481.71+2463.44+2381.31+2580.81+2437.21+2611.41+2497.41+2480.02+2648.14+2613.51+2564.01+2711.31+2621.78+2433.73+2744.82+2643.29+2623.11+2498.94+2483.6+2479.48+2434.41+2556.01+2515.12+2383.48+2477.72+2522.68+2298.53+2453.91+2316.39+2700.82+2687.39+2229.7+2495.28+2421.68+2470.71+2708.64+2705.91+2285.73+2442.68+2540.82+2233.11+2336.4+2342.11+2668.42+2325.73+2323.51+2495.48+2448.11)/100" office:value-type="float" office:value="2505.064">
            <text:p>2505,064</text:p>
          </table:table-cell>
          <table:table-cell table:formula="of:=(2276.32+2671.01+2535.11+2496.32+2446.71+2873.3+2738.3+2267.91+2488.69+2248.11+2646+2428.91+2402.02+2589.31+2673.42+2485.81+2412.41+2628.32+2490.2+2524.19+2679.8+2569.51+2545.11+2507.61+2644.3+2504.22+2694.61+2510.61+2821.32+2564.11+2379.12+2487.69+2666.01+2327.21+2537.21+2427+2507.62+2625.51+2400.79+2487.2+2561.41+2505.61+2510.81+2332.12+2517.81+2628.71+2697.52+2798.82+2658.71+2412.21+2458.2+2564.41+2581.51+2630.31+2519.71+2852.31+2485.12+2610.62+2737.12+2344.92+2541.01+2816.11+2807.01+2504.9+2498.09+2504.71+2382.21+2247.1+2377.89+2418.19+2638.79+2553.31+2565+2677.52+2617.81+2318.31+2302+2623.11+2693.62+2789.31+2431.01+2732.02+2455.1+2333.71+2572.19+2657.33+2569.79+2594.81+2350.81+2497.41+2721.31+2441.51+2427.29+2464.19+2776.81+2701.02+2453.3+2235.51+2541.2+2326.8)/100" office:value-type="float" office:value="2537.7601">
            <text:p>2537,7601</text:p>
          </table:table-cell>
          <table:table-cell table:formula="of:=(2527.4+2442.31+2563.31+2559.21+2365.6+2533.71+2345.71+2548.32+2444.41+2812.51+2595.71+2473.91+2404.51+2586.31+2449.61+2474.19+2766.21+2204.22+2541.11+2492.61+2619.31+2684.41+2308.91+2562.7+2669.6+2999.69+2447.11+2707.7+2623.91+2652.31+2355.1+2697.59+2472.9+2580.31+2421.81+2774.5+2479.99+2890.7+2384.51+2302.51+2450.71+2429.19+2525.21+2518.51+2510.2+2657.2+2679.5+2583.81+2663.9+2647.7+2666.88+2412.81+2407.11+2621.32+2451.22+2466.2+2684.01+2655.1+2596.41+2379.71+2498.61+2574.61+2195.7+2681.3+2411.39+2451.21+2261.9+2445.1+2652.31+2446.81+2845.61+2579.21+2535.5+2562.6+2919.11+2386.81+2308.01+2589.7+2514.51+2872.62+2510.32+2323.41+2610.89+2475.21+2494.7+2390.21+2694.19+2339.71+2535.91+2544.2+2223.9+2421.31+2700.29+2810.6+2377.6+2474.41+2952.71+2717.5+2495.91+2686.71)/100" office:value-type="float" office:value="2542.8546">
            <text:p>2542,8546</text:p>
          </table:table-cell>
          <table:table-cell table:formula="of:=(2443.9+2459.21+2568.1+2450.21+2650.3+2450.71+2323.51+2551.11+2541.79+2507.61+2681.42+2478.81+2497.79+2673.91+2549.01+2479.2+2701.71+2818.7+2430.61+2644.41+2302.8+2623.71+2564.31+2460.3+2550.31+2384+2457.91+2590.11+2589.8+2546.71+2395.4+2563.91+2505.82+2576.2+2747.7+2625.49+2661.7+2763.41+2567.21+2547.41+2637.31+2603.51+2627.62+2415.31+2308.1+2286.3+2514.2+2309.51+2327.21+2641.31+2704.51+2348.4+2591.11+2998.11+2391.91+2540.71+2367.41+2518.6+2595.79+2493.61+2668.2+2590.51+2677.81+2716.4+2365.7+2519.2+2636.71+2646.12+2414.72+2685.51+2535.31+2479.99+2284+2584.02+2435.31+2507.51+2634.61+2746.91+2518.41+2263.31+2543.41+2660.31+2403.91+2492.01+2544.11+2377.2+2444.11+2628.9+2809.2+2484.81+2691.71+2415.61+2581.31+2957.91+2387.61+2374.81+2646.31+2552.82+2405.1+2610.99)/100" office:value-type="float" office:value="2540.6918">
            <text:p>2540,6918</text:p>
          </table:table-cell>
          <table:table-cell table:formula="of:=(2423.01+2512.41+2793.11+2368.81+2736.31+2372.7+2316.9+2733.7+2460.31+2743.41+2363.11+2805.81+2593.61+2634.5+2394.81+2330.3+2631.61+2332.61+2459.01+2489.41+2374.51+2480.31+2638.01+2448.41+2491.01+2598.61+2417.41+2451.41+2567.51+2431.31+2657.51+2836.81+2689.41+2368.8+2460.5+2681.61+2531.3+2732.91+2530.21+2284.01+2380.61+2448.41+2530.7+2492.21+2625.8+2523.31+2859.61+2591.61+2409.09+2636.72+2545.81+2841.3+2425.21+2631.51+2380.31+2524.91+2383.71+2623.51+2483.91+2405.1+2538.71+2560.1+2703.71+2403.6+2445.91+2470.79+2529.39+2861.9+2427.51+2539.1+2408.11+2417.01+2475.31+2274.61+2544.21+2524.91+2809.51+2583.72+2701.71+2445.21+2407.71+2646.01+2335.61+2469.81+2408.1+2917.21+2330.61+2422.5+2531.91+2580.51+2622.81+2548.61+2618.41+2779.41+2364.71+2670.31+2696.8+2447.51+2316.91+2425.32)/100" office:value-type="float" office:value="2531.1618">
            <text:p>2531,1618</text:p>
          </table:table-cell>
          <table:table-cell/>
          <table:table-cell table:style-name="ce10" table:number-columns-repeated="2"/>
          <table:table-cell table:style-name="ce3"/>
          <table:table-cell table:style-name="ce17" table:number-columns-repeated="5"/>
          <table:table-cell table:style-name="ce19"/>
          <table:table-cell/>
        </table:table-row>
        <table:table-row table:style-name="ro1">
          <table:table-cell table:style-name="ce4" office:value-type="string">
            <text:p>l = log_2(n/2) = 12</text:p>
          </table:table-cell>
          <table:table-cell table:formula="of:=(2438.22+2267.58+2284.61+2461.1+2317.87+2753.4+2291.1+2292.04+2270.7+2503.45+2580.25+2596.09+2370.43+2301.33+2459.99+2260.9+2293.7+2459.99+2368.62+2808.99+2377.88+2426.79+2404.6+2560.55+2233+2169.61+2421.88+2564.89+2703.9+2417.58+2668.7+2348.87+2470.4+2351.09+2437.4+2557.1+2223.32+2496.87+2594.35+2434.94+2440.78+2313.07+2372.59+2543.47+2398.99+2253.5+2338.49+2268.69+2388.72+2285.73+2249.82+2361.09+2180.9+2550.96+2317.03+2453.92+2691.7+2307.02+2497.12+2430.99+2670.99+2306.67+2300.78+2635.86+2577.47+2406.19+2373.98+2385.17+2383.54+2368.72+2501.43+2699.8+2435.09+2640.96+2380.94+2186.6+2337.98+2218.29+2595.69+2648.82+2139.82+2338.69+2623.4+2314.23+2269.4+2203.39+2654.02+2350.62+2578.19+2274.03+2229.69+2408.14+2361.43+2570.85+2582.79+2230.21+2474.57+2412.63+2384.09+2287.73)/100" office:value-type="float" office:value="2416.3155">
            <text:p>2416,3155</text:p>
          </table:table-cell>
          <table:table-cell table:formula="of:=(2529.08+2568.23+2415.91+2461.44+2465.99+2328.39+2468.2+2333.62+2479.44+2380.33+2497.83+2471.71+2408.5+2804.8+2630.81+2262.31+2499.89+2718.89+2510.91+2256.31+2403.79+2573.98+2312.81+2520.21+2240.7+2469.11+2465.22+2496.44+2488.42+2555.3+2399.31+2564.52+2494.01+2361.62+2471.08+2634.41+2257.19+2576.6+2566.32+2550.77+2487.7+2315.72+2287.89+2295.71+2782.78+2308.83+2595.52+2249.81+2320.51+2289.5+2265.21+2396.19+2735.14+2499.02+2363.29+2260+2272.62+2318.51+2605.47+2415.21+2586.73+2398.72+2334.6+2453.14+2504.12+2527.69+2488.5+2193.71+2191.4+2527.62+2586.3+2695.01+2420.01+2376.72+2280.5+2528.62+2597.48+2394.42+2371.21+2373.6+2503.62+2315.72+2439.34+2364.11+2650.02+2340.6+2724.34+2335.6+2446.44+2471.2+2401.5+2444.91+2099.32+2333.99+2615.68+2210+2413.69+2528.5+2219.21+2350.29)/100" office:value-type="float" office:value="2439.9721">
            <text:p>2439,9721</text:p>
          </table:table-cell>
          <table:table-cell table:formula="of:=(2312.72+2610.01+2520.31+2514.01+2564.51+2491.52+2297.31+2447.62+2533.91+2168.5+2442.2+2532.4+2402.11+2437.61+2573.9+2541.31+2477.71+2652.82+2577.1+2383.51+2679.61+2561.5+2368.11+2389.19+2541.81+2625.1+2483.41+2666.41+2644.51+2385.4+2242.49+2370.11+2498.41+2582.61+2669.6+2439.5+2347.5+2492.61+2291+2391.99+2609.12+2322.41+2735.01+2579.51+2395.11+2547.01+2383.21+2498.6+2723.31+2620.8+2482.08+2567.7+2681.91+2453.41+2636.1+2595.01+2603.1+2471.7+2710.49+2679.31+2426.09+2941+2550.01+2389+2411.4+2553.1+2553.41+2428.81+2456.92+2724.81+2541.41+2857.2+2648.71+2529.6+2507.92+2697.1+2596.11+2471.91+2664+2649.31+2531+2473.11+2229.71+2654.41+2394.71+2357.9+2680.01+2549.81+2313+2541.51+2441.12+2919.1+2442.31+2409.01+2442.19+2783.59+2454.91+2363.32+2442.51+2489.21)/100" office:value-type="float" office:value="2519.5712">
            <text:p>2519,5712</text:p>
          </table:table-cell>
          <table:table-cell table:formula="of:=(2351.91+2721+2426.41+2330.81+2562.41+2393.11+2453.21+2473.71+2229.31+2489.7+2495.41+2570.51+2812.6+2613.11+2432.31+2435.01+2694+2419.61+2458.5+2416.21+2585.19+2561.31+2574.91+2568+2685.71+2276.11+2335.71+2312+2543.41+2591.8+2590.02+2332.32+2275.5+2411.8+2586.22+2487.59+2714.49+2409.21+2625.41+2471.31+2821.3+2755.48+2513.82+2656.41+2582.41+2609.92+2608.41+2429.81+2585.51+2597.91+2288.11+2774.71+2561.51+2473.6+2601.9+2343.71+2624.7+2413.81+2548.79+2469.5+2317.11+2584.81+2569.19+2422.71+2562.8+2468.6+2471.5+2774.5+2845.12+2632.71+2269.11+2596.61+2825.91+2045.31+2410.71+2438.91+2396.51+2677.61+2541.11+2471.51+2701.12+2278.5+2375.9+2655.7+2314.81+2314.41+2606.41+2623.89+2523.31+2499.99+2378.61+2231.51+2583.39+2620.5+2339.41+2804.51+2467.61+2397.11+2636.89+2748.58)/100" office:value-type="float" office:value="2514.027">
            <text:p>2514,027</text:p>
          </table:table-cell>
          <table:table-cell table:formula="of:=(2593.61+2512.19+2433.91+2420.01+2452.11+2707.1+2624.72+2263.8+2560.6+2500+2425.69+2502.41+2804.9+2415.81+2432.4+2447.51+2362.11+2381.59+2519.79+2221.8+2581.8+2538.01+2786.2+2362.2+2841.31+2325.71+2566.91+2419.31+2524.81+2431.5+2528.99+2677.31+2594.81+2716+2833.3+2645.51+2398.11+2644.5+2591.7+2329+2603.4+2453.21+2476.6+2576.21+2460.61+2479.81+2387.31+2345.01+2755.2+2243.31+2518.11+2451.91+2632.21+2253.4+2542.91+2727.91+2511.21+2625.69+2442.61+2654.21+2450.01+2626.71+2615.62+2328.71+2613.01+2208.91+2666.2+2320.02+2573.71+2389.21+2716.72+2559.7+2740+2542.61+2629.71+2550.4+2767.71+2361.01+2542.11+2762.81+2636.71+2388.71+2403.2+2532.11+2611+2484.11+2403.11+2583.91+2513.21+2468.5+2560.51+2607.92+2577.71+2540.01+2606.31+2775.12+2450.5+2296.91+2303.21+2612.5)/100" office:value-type="float" office:value="2523.8005">
            <text:p>2523,8005</text:p>
          </table:table-cell>
          <table:table-cell table:formula="of:=(2566.41+2448.61+2455.51+2737.51+2567.1+2279.4+2699.11+2421.41+2517.91+2600.01+2544.91+2560.7+2730.81+2430.41+2451.71+2815.4+2677.71+2396.71+2446.41+2571.41+2528.3+2753.31+2582.4+2411.01+2563.41+2674.81+2426.21+2407.91+2611.71+2732.6+2391.51+2729.1+2556.6+2512.5+2395.31+2442.71+2462.81+2615.61+2473.01+2427.21+2388.21+2496.71+2515.31+2661.51+2603.5+2851.3+2567.5+2395.41+2843.4+2571.21+2479.4+2680.01+2637.69+2496.1+2715.61+2411.81+2264.41+2759.1+2386.21+2701.21+2369.11+2620.31+2301.41+2680.4+2501.01+2598.01+2660.99+2411.6+2403.31+2472.91+2350.31+2415.4+2675.89+2614.51+2448.31+2424.7+2558.01+2569.8+2496.81+2453.61+2550.31+2510.71+2725.41+2320.4+2613.5+2418.81+2562.81+2566.9+2561.31+2769.21+2462.21+2522.41+2471.42+2561.51+2577.91+2603.6+2667.21+2483.61+2467.91+2485.11)/100" office:value-type="float" office:value="2539.7149">
            <text:p>2539,7149</text:p>
          </table:table-cell>
          <table:table-cell/>
          <table:table-cell table:style-name="ce10" table:number-columns-repeated="2"/>
          <table:table-cell table:style-name="ce3"/>
          <table:table-cell table:style-name="ce18" table:number-columns-repeated="5"/>
          <table:table-cell table:style-name="ce20"/>
          <table:table-cell/>
        </table:table-row>
        <table:table-row table:style-name="ro1">
          <table:table-cell table:style-name="Default"/>
          <table:table-cell table:style-name="ce8"/>
          <table:table-cell table:style-name="Default" table:number-columns-repeated="5"/>
          <table:table-cell/>
          <table:table-cell table:style-name="ce10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5"/>
          <table:table-cell table:style-name="ce6" table:number-columns-repeated="8"/>
          <table:table-cell/>
          <table:table-cell table:style-name="ce5"/>
          <table:table-cell table:style-name="ce6" table:number-columns-repeated="6"/>
        </table:table-row>
        <table:table-row table:style-name="ro1">
          <table:table-cell table:style-name="Default"/>
          <table:table-cell table:style-name="ce9"/>
          <table:table-cell table:style-name="ce11" table:number-columns-repeated="8"/>
          <table:table-cell/>
          <table:table-cell table:style-name="ce9"/>
          <table:table-cell table:style-name="ce11" table:number-columns-repeated="6"/>
        </table:table-row>
        <table:table-row table:style-name="ro1">
          <table:table-cell table:style-name="Default" table:number-columns-repeated="7"/>
          <table:table-cell table:number-columns-repeated="11"/>
        </table:table-row>
        <table:table-row table:style-name="ro1"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50">
            <text:p>50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Neighbourhood / MIN</text:p>
          </table:table-cell>
          <table:table-cell table:style-name="ce5" table:formula="of:=([.B$12] - 1 - 1)/(2 * [.B$12])" office:value-type="float" office:value="0">
            <text:p>0</text:p>
          </table:table-cell>
          <table:table-cell table:style-name="ce5" table:formula="of:=([.C$12] - 1 - 1)/(2 * [.C$12])" office:value-type="float" office:value="0.166666666666667">
            <text:p>0,1666666667</text:p>
          </table:table-cell>
          <table:table-cell table:style-name="ce5" table:formula="of:=([.D$12] - 1 - 1)/(2 * [.D$12])" office:value-type="float" office:value="0.3">
            <text:p>0,3</text:p>
          </table:table-cell>
          <table:table-cell table:style-name="ce5" table:formula="of:=([.E$12] - 1 - 1)/(2 * [.E$12])" office:value-type="float" office:value="0.4">
            <text:p>0,4</text:p>
          </table:table-cell>
          <table:table-cell table:style-name="ce5" table:formula="of:=([.F$12] - 1 - 1)/(2 * [.F$12])" office:value-type="float" office:value="0.45">
            <text:p>0,45</text:p>
          </table:table-cell>
          <table:table-cell table:style-name="ce5" table:formula="of:=([.G$12] - 1 - 1)/(2 * [.G$12])" office:value-type="float" office:value="0.48">
            <text:p>0,48</text:p>
          </table:table-cell>
          <table:table-cell table:style-name="ce15" office:value-type="string">
            <text:p>PRP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l/k</text:p>
          </table:table-cell>
          <table:table-cell table:style-name="ce6" office:value-type="string">
            <text:p>k <text:s/>= 2</text:p>
          </table:table-cell>
          <table:table-cell table:style-name="ce6" office:value-type="string">
            <text:p>k <text:s/>= 3</text:p>
          </table:table-cell>
          <table:table-cell table:style-name="ce6" office:value-type="string">
            <text:p>k <text:s/>= 5</text:p>
          </table:table-cell>
          <table:table-cell table:style-name="ce6" office:value-type="string">
            <text:p>k <text:s/>= 10</text:p>
          </table:table-cell>
          <table:table-cell table:style-name="ce6" office:value-type="string">
            <text:p>k <text:s/>= 20</text:p>
          </table:table-cell>
          <table:table-cell table:style-name="ce6" office:value-type="string">
            <text:p>k <text:s/>= 50</text:p>
          </table:table-cell>
          <table:table-cell table:number-columns-repeated="11"/>
        </table:table-row>
        <table:table-row table:style-name="ro1">
          <table:table-cell office:value-type="string">
            <text:p>l = 1</text:p>
          </table:table-cell>
          <table:table-cell table:formula="of:=(180.4+191.1+0+329.6+178.5+276.3+399+88.8+285+187+453+132.9+262.8+251.4+154.6+131.9+189.4+88.3+182+180+358+186.1+407.1+186.4+418.5+0+183.6+0+0+122.6+253+122.3+0+183+0+0+326+0+139.3+88.3+256.4+393.9+198+0+223+184.2+183+254.8+354.2+278.7+177+247.6+172.6+268.6+159.2+192.4+185.4+381.6+337.6+160.8+191.6+162.3+0+0+186+124.8+385.6+125.5+235.6+214.8+0+249.4+96.2+281.1+129.9+418.6+283.8+307.5+331.8+124+93.1+201.6+0+188.2+140.2+177.9+132.4+95.4+128.9+308.7+185.7+179.6+136.5+136.9+215+0+93.8+0+186.2+490.8)/100" office:value-type="float" office:value="186.646">
            <text:p>186,646</text:p>
          </table:table-cell>
          <table:table-cell table:style-name="ce7" table:formula="of:=(292.3+69.175+234.075+268.4+134.35+0+0+253.7+218.175+0+0+0+114.175+204.5+207.975+430.05+0+0+137.45+392.5+143.85+263.9+0+149.45+275.3+188.8+0+202.2+196.2+137.05+0+0+186.6+85.1+270.1+0+0+0+0+135.25+0+0+0+253.55+291.7+0+0+0+298+0+0+146.75+115.575+186.9+189.1+0+73.2+0+229.95+99.475+134.75+0+123.375+66.775+142.75+141.1+377.125+0+192.8+0+0+157.2+132.25+124.45+0+0+0+135.65+371+195.9+98.275+0+260.15+139.45+0+195.6+123.8+274.2+141.45+0+420.45+268+406.8+0+279.7+0+196.2+243.15+137.75+189.7)/100" office:value-type="float" office:value="127.44625">
            <text:p>127,44625</text:p>
          </table:table-cell>
          <table:table-cell table:style-name="ce7" table:formula="of:=(143.312+0+94.35+334.05+201.25+168.025+0+85.3375+0+117.763+226.75+0+0+155.925+153.925+0+0+153.725+0+148.513+273.225+0+0+109.925+0+170.825+0+0+144.312+160.625+154.775+0+167.625+225.05+349.388+0+86.3375+58.9875+0+161.225+137.913+338.85+0+0+171.025+163.525+0+76.4375+0+92.05+152.025+0+0+236.25+0+163.825+0+0+150.225+0+147.1+245.662+227.15+168.875+143.713+448.5+0+171.788+0+164.625+169.025+227.05+205.8+0+162.225+74.15+0+0+0+110.1+0+0+0+115.663+0+0+283.5+236.55+221.65+321.85+0+0+0+0+170.025+144.713+0+232.65+0+170.325)/100" office:value-type="float" office:value="102.9004">
            <text:p>102,9004</text:p>
          </table:table-cell>
          <table:table-cell table:style-name="ce7" table:formula="of:=(0+181.244+170.344+159.289+345.701+0+89.0221+352.488+0+226.311+0+0+154.533+0+324.666+324.756+0+236.277+0+349.288+0+0+175.044+0+120.878+0+0+176.444+0+182.744+0+0+0+0+499.355+0+152.033+257.466+0+0+0+172.744+0+0+0+0+176.644+0+356.488+0+196.4+0+245.377+0+0+0+78.7221+0+175.444+0+170.044+365.945+0+156.633+246.777+177.044+173.944+0+175.244+0+326.266+0+153.433+0+154.033+0+0+209.667+0+0+54.9555+0+0+247.177+0+0+0+88.0889+0+177.144+173.344+0+0+0+158.933+0+0+0+0+174.544)/100" office:value-type="float" office:value="92.629186">
            <text:p>92,629186</text:p>
          </table:table-cell>
          <table:table-cell table:formula="of:=(0+197.652+0+0+196.4+0+0+257.268+0+185.642+125.168+81.6631+0+260.668+0+180.242+0+167.326+0+0+0+0+94.8632+0+181.326+157.058+0+136.137+0+0+0+0+88.6631+83.4263+0+0+0+0+0+0+180.142+178.642+93.2632+179.8+254.968+181.842+249.468+179.742+0+0+0+184.442+0+0+108.016+0+0+182.742+183.142+0+53.0526+111.616+0+179.542+0+182.726+0+0+83.1+0+128.447+164.584+0+0+63.1052+0+0+0+167.484+0+0+0+0+180.642+269.7+0+0+95.8632+0+82.2421+0+104.616+175.742+118.621+76.7263+0+65.7+0+245.368+235.921)/100" office:value-type="float" office:value="73.345103">
            <text:p>73,345103</text:p>
          </table:table-cell>
          <table:table-cell table:formula="of:=(0+0+0+196.42+175.416+171.251+0+0+180.116+0+0+183.816+0+229.225+0+0+363.033+159.557+0+88.9389+183.661+0+0+0+180.116+0+0+0+0+0+315.114+0+0+334.849+0+168+129.27+0+0+84.2878+0+0+176.416+0+170.857+255.551+361.833+245.851+62.7837+0+186.016+0+186.316+189.716+0+0+189.061+204.053+0+0+381.033+254.755+0+0+86.1633+0+0+0+0+143.204+0+0+258.051+87.8388+0+0+0+0+0+57.3959+0+0+0+201.22+94.7858+0+0+227.602+106.927+0+0+0+0+0+0+0+186.116+256.751+0+0)/100" office:value-type="float" office:value="77.133672">
            <text:p>77,133672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>
            <text:p>l = 2</text:p>
          </table:table-cell>
          <table:table-cell table:formula="of:=(291.3+440.2+631.2+408.5+1037.7+454.1+544.4+249.1+846+705.9+143+537.6+391.2+116.1+307.9+0+388.5+661.6+465+467.4+542.9+473.5+643.8+486.7+515.5+286.9+864.5+231.5+762+455.3+398.5+136.2+315.9+127.6+481.1+448.5+336.7+576+265.6+640.2+351.5+227.6+325.8+276.1+404.6+417.6+673.5+570.4+792+640.9+583+659+219.6+248+266.2+376.4+457.3+100.4+302.5+610.5+670.6+400.9+228+965.599+311.6+361.3+370.7+1096.1+319.4+483.4+339.4+547.2+595+277+500.9+449.4+225.6+1127.5+268.7+477.6+612.4+97.3+582.8+577.6+175.2+207+370.5+569.7+606.5+661.6+521.1+563+715.5+436.3+312.2+321.6+529.3+534.8+307.4+637.4)/100" office:value-type="float" office:value="459.33599">
            <text:p>459,33599</text:p>
          </table:table-cell>
          <table:table-cell table:formula="of:=(492.4+166.875+337.375+142.25+88.375+485.9+236.425+463.775+530.5+256.7+378.1+237.025+390.575+309.45+247.675+251.575+153+463.225+350.225+525.3+272.2+383.8+410.025+280.85+150.4+95.075+151.875+519.95+0+419.425+341.85+116.6+220.575+72.8+846.6+230.05+137.05+371.65+288.6+435.925+432.8+0+333.675+121.775+481.3+0+195.2+325.875+217.4+69.55+159.975+507.225+271.6+396.125+607.875+474.3+436.8+431.825+519.1+71.625+455.925+498.7+651.6+230.125+194+251.85+524.6+406.55+698.25+414.25+379.35+0+69.725+342.125+345.125+0+203.1+330.075+271.3+663.55+526.45+271.825+370.875+514.1+69.95+102.475+97+638.6+634.875+423.8+298.2+574.4+0+373.5+418.6+177.675+314.15+69.25+465.6+369.775)/100" office:value-type="float" office:value="319.4735">
            <text:p>319,4735</text:p>
          </table:table-cell>
          <table:table-cell table:formula="of:=(470.688+286.537+0+324.25+332.1+166.25+199.762+398.625+162.675+243.112+247+164.375+470.362+460.9+415.475+172.162+294.812+246.563+80.3375+660.525+259.612+226.4+342.75+259.612+0+444.525+423.8+158.925+0+171.788+0+80.2375+268.487+394.95+305.25+0+164.85+231.8+0+0+529.062+460.825+409.775+469.313+400.925+393.025+262.525+77.825+173.75+159.025+352.487+82.825+460.412+246.963+322.062+0+413.462+163.825+311.875+415.75+281.575+287.925+83.3875+237.512+88.0125+82.6375+0+477.112+485.112+195.825+329.05+167.375+83.9+99.5125+161.975+61.15+241.738+180.262+85.1375+328.45+0+404.288+310.65+234.2+77.9875+161.65+402.925+161.925+0+215.587+80.4875+158.875+269.675+166.475+0+378.1+314.087+467.75+211+224.2)/100" office:value-type="float" office:value="238.327185">
            <text:p>238,327185</text:p>
          </table:table-cell>
          <table:table-cell table:formula="of:=(88.2221+100.555+155.244+135.622+171.844+117.744+136.8+370.278+97.9555+430.111+249.677+505.267+133.955+88.7221+339.3+543.233+125.133+238.977+217.422+88.7221+95.7554+224.044+0+0+85.4999+93.2999+326.611+405.933+0+0+131.222+260.266+286.955+446.588+124.955+160.056+93.8221+100.855+62.4+173.944+284.667+362.266+533.067+93.1221+86.6221+64.1+342.101+231.477+88.0889+248.777+299.078+86.4889+0+394.456+0+218+191.7+268.766+170.244+443.477+287.2+180.444+256.733+341.766+89.7333+0+97.9999+567.667+277.978+242.855+0+144.211+182.222+170.378+367.166+172.644+126.333+89.7999+411.311+242.311+88.6221+256.666+154.933+0+374.255+0+267.867+131.022+161.433+296.533+559.489+172.955+460.611+87.2221+0+0+0+89.5221+386.156+172.744)/100" office:value-type="float" office:value="197.222705">
            <text:p>197,222705</text:p>
          </table:table-cell>
          <table:table-cell table:formula="of:=(0+237.868+0+177.442+186.6+188.542+0+0+409.542+134.874+390.636+139.368+333.368+67.3+86.2+132.968+0+295.995+369.437+0+102.532+219.558+559.368+180.542+134.163+0+0+240.989+197.653+0+175.389+66.0052+100.516+243.474+69.7842+299.452+345.231+0+0+244.747+318.363+191.153+183.342+131.968+0+87.6+73.7052+347.742+180.842+157.747+0+0+0+70.2842+212.184+67.5842+89.2+314.6+262.084+64.3842+143.768+232.232+0+429.679+68.7842+0+362.768+96.2316+252.837+92.1+186.8+359.937+98.2632+480.41+0+192.526+440.957+138.679+432.142+88.0631+0+387.263+349+164.184+351.437+374.226+263.884+351.499+336.168+274.605+178.142+186.542+317.7+376.042+176.147+0+364.884+136.889+192.552+0)/100" office:value-type="float" office:value="179.596673">
            <text:p>179,596673</text:p>
          </table:table-cell>
          <table:table-cell table:formula="of:=(0+593.576+187.172+92.3858+0+80.7633+0+0+175.716+183.416+0+281.143+0+288.443+69.3265+0+181.116+42.451+308.453+134.604+136.739+193.878+142.053+190.716+234.7+137.486+363.681+0+179.516+192+315.408+172.916+72.7878+0+0+211.498+102.412+224.786+94.1389+0+0+167.902+348.637+197.616+0+93.3858+366.633+228.378+0+141.004+98.5858+255.851+235.418+0+0+108.227+477.076+65.302+140.853+103.027+168.555+0+140.604+0+355.365+0+255.551+135.869+0+290.604+455.584+64.9347+299.665+179.878+0+0+351.222+0+91.2633+132.069+0+104.527+208.053+134.004+93.9307+89.9389+95.0858+0+285.71+209.02+285.486+0+470.931+0+0+55.7041+183.116+180.816+230.584+96.7307)/100" office:value-type="float" office:value="142.559781">
            <text:p>142,559781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>
            <text:p>l = 5</text:p>
          </table:table-cell>
          <table:table-cell table:formula="of:=(1715.4+1782.4+1910.09+2047.01+1757.4+2361.88+1997.6+2010.21+2120+1710.8+2072.42+1856.01+2116.51+1553+1987.4+1780.1+1650.6+1893.49+1711.8+2313.6+1933+1726.6+1854.2+1855.81+1987.59+2098.59+1728.2+1793.5+1993.61+1946.7+2048.4+1822.11+1567.6+1730.6+1691.5+1687.1+1886.2+2079.21+1967.21+1850.61+2024.91+2106.89+2028.19+2237.8+1963.5+1838.79+1967.7+2048.7+1989+2009.01+1763.6+1740.1+1914+2080.69+2173.69+2043.99+1757.7+2032.59+1956.81+1974.19+1680.59+1860.39+2032.91+1877.4+1565.8+1682+1864.59+2051.8+1962.3+2087.9+1511+1799.7+1793.5+1916.19+2094.39+1871.4+1697+2103.69+1937.81+1883.6+2087.39+2026.81+1972.21+1710.8+2168.89+1830.6+2029.31+2230.9+1993.2+1753.69+2121.79+2223.91+1787.71+2204.21+1596.1+1972.5+2125.39+2044.59+1439.9+1856.3)/100" office:value-type="float" office:value="1916.9807">
            <text:p>1916,9807</text:p>
          </table:table-cell>
          <table:table-cell table:formula="of:=(1184.47+1551.62+1409.35+1914.48+1820.92+1569.52+1535.05+1420.98+1426.35+1900.83+1063.65+2216.35+1540.93+1629.55+1579.23+1784.85+1662.28+1640.28+2002.65+1653.98+1737.22+1611.85+1341.27+1493.07+1627.5+1569.15+1544.45+1590.3+1791.68+1860.9+1280.1+1514.87+2181.02+1873.47+1622.93+1953.83+2024.1+2076.75+1738.45+1602.55+1460.65+1833.7+1841.07+1340.4+1675+2267.9+1591.03+1622.27+1758.08+1192.47+1460.15+1681.08+1912.84+2281.97+1389.5+1855.75+1598.45+1885.68+1669.8+1800.25+1644.8+1083.62+1612.8+1180.25+2300.6+1428.72+2004.43+1657.82+2164.65+2399.82+1533.83+1978.02+1655.25+1250.15+1595.85+1003.73+1722.3+1939.28+1995.07+1539.97+1814.6+1693.8+1781.53+2300.5+2014.5+2258.05+1547.25+1042.25+1890.5+2271.67+1623.9+2085.45+1534.65+1148.55+1279.22+1856.63+2132.83+1766+2055.53+1722.95)/100" office:value-type="float" office:value="1701.7214">
            <text:p>1701,7214</text:p>
          </table:table-cell>
          <table:table-cell table:formula="of:=(1616.99+1382.6+1286.05+1368.15+2101.85+1549.3+2087.61+1779.35+1562.59+1497.4+1454.31+1261.21+1954.38+1865.5+1928.4+1586.51+1695.84+1894.21+1896.51+2110.01+1926.2+1525.38+1677.34+1420.19+1315.33+1829.14+1496.32+1328.71+1399.64+1063.61+1444.21+1375.47+1790.93+1401.46+1605.56+1527.41+1869.75+1725.74+1383.7+1312.68+2096.94+1410.86+1088.41+1667.05+1454.75+2185.73+1222.74+2146.51+1243.69+1071.69+1182.16+1699.34+1113.7+1328.22+1662.1+1564.65+1174.84+1241.6+1742.66+1596.61+1397.54+1088.4+1967.94+1093.05+1527.61+1084+1117+1950.37+1668.91+1147.96+1023.09+1260.51+1485.3+1420.68+2247.63+1539.31+1088.07+1582.41+1320.8+1245.95+2004.21+1693.43+1170.24+1506.52+1920.62+1863.19+1268.1+1487.47+1006.7+1441.25+1970.66+1238.15+1481.62+1406.14+1962.81+1810.34+2050.88+1936.63+1220.93+1358.45)/100" office:value-type="float" office:value="1542.4666">
            <text:p>1542,4666</text:p>
          </table:table-cell>
          <table:table-cell table:formula="of:=(1322.2+1101.07+1614.41+978.378+1385.89+1914.08+1389.09+1277.39+1856.21+1374.18+1249.27+982.655+1525.9+1506.13+975.867+1214.58+1688.57+1674.8+789.078+1187.64+1478.17+1737.49+1243.31+998.511+1923.53+837.189+1034.18+1405.62+1380.2+1383.39+1487.49+975.578+1777.93+978.089+1073.03+1583.92+1134.46+1022.14+920.233+930.999+1474.02+1355.5+1240.39+1053.54+1051.84+1518.27+1557.46+998.578+1597.67+1153.6+1342.23+1581.36+2112.51+1171.38+1045.92+962.155+1483.6+1614.2+1084.92+1452.25+1729.31+1050.39+1389.33+1711.31+1236.98+1343.29+1696.03+1505.19+1413.69+986.2+1157.06+921.811+1695.74+1392.45+1310.94+2161.52+1358.63+1604.44+1288.07+1263.7+1257.69+1365.89+1318.07+1598.43+1334.12+1342.91+1673.62+1158.23+1019.2+993.489+1102.53+1391.21+1375.14+1030.41+1266.79+1650.28+1113.2+1507.93+1063.63+818.656)/100" office:value-type="float" office:value="1327.61746">
            <text:p>1327,61746</text:p>
          </table:table-cell>
          <table:table-cell table:style-name="ce13" table:formula="of:=(1026.4+1167.22+1234.58+948.632+2124.8+1742.14+902.5+1615.69+1071.04+1240.87+1299.71+1534.15+1629.23+1315.55+1084.12+1078.88+1074.41+1562.87+1155.99+1544.83+977.653+641.395+2049.07+1155.43+1034.32+1432.01+798.474+1599.25+1103.36+1247.59+1140.46+1578.81+1223.75+1648.39+1999.07+1332.67+1455.42+1871.14+1377.93+899.027+1382.08+1281.5+1314.47+1026.4+1305.8+1272.85+912.41+1641.16+1856.81+1363.38+945.368+1041.94+1343.85+1365.24+1661.91+1374.34+1396.47+1308.46+1484.55+979.279+1422.2+1516.26+1036.18+998.363+1180.57+1348.06+1341.85+900.01+1208.23+948.932+1333.8+990.852+1207.48+1761.99+1687.88+1193.05+1279.71+1214.61+1006.43+1090.87+1106.94+1620.42+1354.91+1356.18+939.705+1046.27+1296.06+884.684+1194.93+1836.1+1699.36+2038.92+1336.85+1564.73+1442.35+1020.53+1170.37+1128.89+1394.63+1266.02)/100" office:value-type="float" office:value="1305.43274">
            <text:p>1305,43274</text:p>
          </table:table-cell>
          <table:table-cell table:style-name="ce13" table:formula="of:=(875.137+1411.14+1598.43+821.406+1808.72+1079.46+1098.05+1006.69+863.057+1254.52+998.729+1192.99+1460.59+1032.93+1143.02+1165.85+1018.98+1152.43+1069.29+1063.91+1310.48+1555.53+1124.73+1195.6+967.312+807.535+1015.46+1208.18+1573.11+1255.39+1009.48+1576.07+1159.57+1378.33+1395.58+1723.87+1029.29+1355.98+790.808+1240.14+1852.12+937.61+851.216+1466.33+1425.26+954.636+1089.84+1236.66+1258.92+2008.79+1665.79+1378.59+1063.77+1031.68+602.335+1492.93+1294.26+1067.3+956.893+1216.71+1439.2+1466.36+1408.09+944.502+1154.38+1743.78+992.945+1552.14+1073.39+1406.18+1319.97+1002.75+1005.87+1295.18+1687.59+890.643+1048.91+1009.65+1022.55+1331.3+1509.22+1461.58+2090.93+1151.72+1523.22+1264.31+1102.43+783.198+973.302+1777.69+913.21+1204.36+2068.79+1672.73+1845.71+1276.83+1693.47+1485.64+859.951+1193.1)/100" office:value-type="float" office:value="1252.86185">
            <text:p>1252,86185</text:p>
          </table:table-cell>
          <table:table-cell table:style-name="ce3"/>
          <table:table-cell table:number-columns-repeated="10"/>
        </table:table-row>
        <table:table-row table:style-name="ro1">
          <table:table-cell office:value-type="string">
            <text:p>l = 10</text:p>
          </table:table-cell>
          <table:table-cell table:formula="of:=(2315.52+2312.71+2251.18+2241.69+2498.35+2409.94+2522.19+2541.78+2416.74+2794+2308.81+2345.12+2391.38+2636.71+2501.7+2502.68+2180.5+2498.85+2648.27+2321.18+2279.4+2630.9+2309.42+2575.81+2500.72+2393.9+2501.09+2776.37+2439.6+2409.4+2102.01+2300.39+2564.69+2507.85+2701.77+2452.69+2487.7+2521.46+2815.5+2446.3+2306.22+2656.77+2584.98+2458.13+2394.24+2639.2+2481.05+2803.7+2361.19+2497.7+2423+2456.7+2159.22+2490.9+2295.8+2681.06+2548.48+2668.41+2294.62+2377.92+2546.1+2133.31+2396.94+2550.51+2629.3+2463.67+2673.81+2672.81+2212.69+2442.24+2363.29+2332.83+2587.08+2319.83+2480.65+2594.77+2188.92+2264.52+2394.98+2437.32+2433.48+2602.97+2480.02+2579.09+2402.51+2530.17+2456.49+2656+2545.5+2242.62+2209.92+2532.19+2390.44+2501.68+2428.17+2440.69+2324.49+2399.6+2323.73+2594.78)/100" office:value-type="float" office:value="2456.9567">
            <text:p>2456,9567</text:p>
          </table:table-cell>
          <table:table-cell table:formula="of:=(2731.63+2591.39+2523.26+2622.39+2908.23+2568.33+2948.94+2803.74+2818.36+2586.98+2934.13+2742.15+2641.64+2749.47+2861.35+2855.36+2257.4+2879.18+2737.61+2606.85+2745.55+2908.65+2656.63+2913.6+2896.72+2629.27+2718.86+2848.75+2626.06+2274.62+2503.34+2968.36+2749.77+3045.94+2589.96+2831.48+3026.98+3331.46+2750.24+2636.71+2546.74+3073.31+2953.26+2833.04+2477.77+2511.48+2641.07+2474.36+2592.7+2850.12+2863.95+2782.58+2769.56+2930.77+3139+2668.7+3249.76+3231.83+2822.73+2843.78+2720.77+2771.25+2957.83+2571.06+2837.01+2615.46+2921.02+2874.38+2805+2579.74+2447.45+2628.29+2650.01+2666.83+2389.14+2524.78+2556.81+2679.21+2472.23+2629.41+2601.15+2952.76+2764.04+2645.35+2965.94+2822.01+3006.06+2530.16+3234.69+3001.57+2497.25+2177.36+2869.34+2962.64+2531.13+2497.56+2712.46+3256.74+2673.14+2561.71)/100" office:value-type="float" office:value="2748.3859">
            <text:p>2748,3859</text:p>
          </table:table-cell>
          <table:table-cell table:formula="of:=(2190.3+2474.26+2261.09+2624.7+2274.86+2500.18+2219.48+2209.06+2590.94+2576.6+2311.45+2778.12+2310.23+2318.2+2633.23+2627.19+2365.21+2556.11+2583.39+3041.12+2140.82+2484.27+2513.1+2391.98+2778.47+2704.89+3123.12+2861.19+2451.39+2430.41+2481.92+2655.72+2435.57+2334.27+2544.94+3003.29+2518.03+2913.05+2649.92+2557.69+2620.31+2629.34+2270.22+2464.51+2983.99+2581.18+2179.95+2801.73+2673.56+2717.59+2671.51+2858.95+2426.41+2335.03+3003.23+2679.62+2289+3085.05+2349.01+2642.66+2675.51+2509.6+2983.13+2155.69+2560.82+2308.54+2857.23+2414.46+2532.59+2307.17+2263.82+2957.02+2944.9+2541.51+2779.72+2795.55+2539.07+3007.78+2717.47+2661.68+2452.66+2452.85+2716.33+2582.83+2514.91+2328.36+2835.39+2636.93+2509.3+2595.42+2645.38+2328.11+2570.26+2710.13+2646.58+2636.82+2301.25+2402.88+2497.13+2394.3)/100" office:value-type="float" office:value="2569.5369">
            <text:p>2569,5369</text:p>
          </table:table-cell>
          <table:table-cell table:formula="of:=(2794.33+2295.03+2338.01+2714.59+2185.06+2033.78+3013.67+2397.09+2584.98+2332.16+2527.72+2145.96+2310.44+2422.17+2792.04+2334.75+2268.31+2917.01+2044.46+2191.65+2236.45+2615.11+2540.91+2375.52+2628.8+2584.77+2550.31+2752.99+2107.02+2347.02+2839.8+2562.92+2898.05+2532.38+2488.15+2596.98+2578.29+2868.18+2194.28+2510.62+2815.64+2493.31+2122.59+2397.88+2273.41+2351.7+2692.95+2678.35+2368.45+2090.83+2013.34+2818.02+2365.24+2388.45+2383.74+2675.1+2689.81+2521.69+2366.25+2281.22+2537.56+2684.72+2347.73+2322.16+2202.19+2392.47+2464.44+2402+2421+2374.02+2273.5+2701.96+2389.15+2339.02+2895.98+2495.22+2389.53+2282.05+2457.25+2648.77+2579.06+2684.27+2318.54+2602.8+2495.06+2689.62+2222.08+2480.08+2308.85+2420.57+2804.12+2017.75+2390.03+2207.84+2604.89+2241.07+2833.25+2520.77+2708.81+2170.15)/100" office:value-type="float" office:value="2465.6006">
            <text:p>2465,6006</text:p>
          </table:table-cell>
          <table:table-cell table:formula="of:=(2225.13+2383.54+2172.77+1899.97+2441.47+2655.09+2496.85+2662.72+2470.69+2197.81+2330.19+2085.19+2404.08+2387.7+2045.71+2544.09+2919.88+2147.85+2568.13+2356.84+2465.81+1755.13+2002.04+2429.46+2867.48+2187.25+2504.62+2146.46+2138.29+1864.12+2218.94+2376.88+2242.34+2590.51+2628.55+2294.29+2377.06+2358.48+2282.82+2591.25+2179.41+2688.21+2745.48+2273.68+2211.28+2398.77+2329.07+2564.57+2634.11+2657.91+2597.63+2363.45+2304.73+2313.43+1712.29+2699.53+2663.85+2463.78+2638.62+2410.68+2726.93+2324.09+2191.14+2310.67+2113.75+2954.56+2254.54+2406.25+2314.62+2803.04+2297.68+2450.75+2434.68+1840.46+2178.87+2344.81+2435.84+2898.43+2247.39+2062.69+2635.54+2630.5+2658.74+2824.71+2392.59+2485.69+2642.03+2861.38+2409.08+2240.32+2106.03+2309.71+2497.64+2276.72+2238.96+2334.88+2342.2+2170.2+2825.31+2628.82)/100" office:value-type="float" office:value="2396.702">
            <text:p>2396,702</text:p>
          </table:table-cell>
          <table:table-cell table:formula="of:=(2265.99+2687.98+2161.81+2099.97+2444.95+2906.87+2490.55+2216.4+2480.45+2476.07+2083.8+2135.89+2004.64+1958.28+2393.6+2370.33+2132.64+2708.94+1798.74+2593.92+2166.73+2373.36+3025.62+2227.72+2685.81+2348.52+2175.81+2114.34+1964.97+2328.8+2759.62+2313.51+1982.45+2494.93+2161.68+2261.26+1798.65+2184.72+2602.46+2059.69+2341.23+2337.85+2398.36+2447.91+2151.47+2312.32+2527+2297.07+2107.2+2089.36+1942.72+2101.51+2413.28+2282.34+2345.91+2388.18+2497.16+2312.1+2218.59+2578.32+2079.67+2546.57+1808.36+2396.3+2252.09+1920.78+2247+2297.46+1893.69+2349.24+2291.42+2493.75+2400.41+2699.72+2504.35+2562.02+2294.77+2514.15+2244.03+1914.71+2963.3+2243.87+2289.17+2447.87+2080.81+2465.09+2430.06+2197.31+2237.17+1993.29+2385.54+2010.11+2308.54+2562.42+1985.72+2513+2756.48+2214.86+2170.59+2264.55)/100" office:value-type="float" office:value="2307.6259">
            <text:p>2307,6259</text:p>
          </table:table-cell>
          <table:table-cell table:style-name="ce3"/>
          <table:table-cell table:number-columns-repeated="10"/>
        </table:table-row>
        <table:table-row table:style-name="ro1">
          <table:table-cell table:style-name="ce4" office:value-type="string">
            <text:p>l = log_2(n/2) = 12</text:p>
          </table:table-cell>
          <table:table-cell table:formula="of:=(2344.98+2312.9+2499.05+2268.68+2188+2694.57+2195.8+2293.59+2357.49+2349.52+2718.24+2348.42+2453.34+2417.1+2673.36+2330.7+2444.17+2483.38+2472.35+2399.7+2587.5+2603.19+2604.56+2085.3+2530.59+2547.47+2215.8+2587.67+2267.72+2340.43+2517.87+2294.92+2469.08+2573.2+2202.51+2335.9+2494.15+2270.82+2139.71+2343.99+2423.29+2590.36+2541.6+2407.14+2653.49+2502.2+2422+2419.18+2674.65+2491.76+2446.09+2541.79+2194.5+2417.54+2531+2761.62+2390.44+2490.8+2381.69+2444.4+2298.99+2395.27+2203.11+2420.79+2585.37+2370.2+2482.07+2395.5+2169.01+2606.29+2471.3+2424.9+2713.46+2457.79+2409.78+2326.02+2215.89+2178.39+2140.3+2579.8+2347.44+2347.64+2273.61+2432.29+2340.59+2329.83+2667.89+2351.84+2459.66+2677.29+2193.4+2422.94+2374.87+2587.19+2462.77+2240.9+2399.44+2557.47+2400.57+2328.07)/100" office:value-type="float" office:value="2420.2319">
            <text:p>2420,2319</text:p>
          </table:table-cell>
          <table:table-cell table:formula="of:=(2798.18+2520.39+2455.37+2442.39+2440.57+3076.67+2538.26+2713.78+2619.46+2748.94+3149.96+3029.21+2789.8+2838.74+2594.68+2802.98+2431.6+2508.39+2723.06+2797.28+2849.86+2865.28+2915.85+2616.56+2649.96+2850.73+2741.62+2887.76+2552.67+2872.39+2729.01+2542.08+2645.88+3255.3+2175.31+2768.7+2786.32+2596.19+2768.32+2320.56+2626.32+2672.67+2767.79+2656.12+2671.56+2499.63+2583.94+2953.53+2614.79+2976.37+2556.4+2628.99+2934.2+2568.24+2718.32+2754.64+2570.14+2608.91+2497.75+2607.06+2811.47+2760.22+2443.47+2518.54+2495.4+2552.06+2988.61+2810.72+2738+2789.95+2959.91+2343.7+2949.61+2728.22+3100.45+2713.35+2939.48+2826.02+2538.69+2715.01+2945.54+2819.87+2568.08+2620.1+2451.18+2488.85+2928.73+2624+3322.65+2671.93+2510.59+2807.29+2999.64+2730.25+2807.46+2379.92+2640.75+3158.53+2714.54+2622.55)/100" office:value-type="float" office:value="2714.1276">
            <text:p>2714,1276</text:p>
          </table:table-cell>
          <table:table-cell table:formula="of:=(2924.13+2804.32+2532.93+2798.29+2929.56+2904.51+2732.84+2651.76+2231.46+2410.25+2819.89+2350.27+2758.55+2443.9+2570.68+2911.99+2772.61+2327.79+2580.44+2040.79+2553.7+2491.9+2469.82+2538.07+2689.19+2790+2507.06+2546.91+2455.42+2218.36+2634.53+2648.69+2742.67+2948.86+2856.75+2642.31+2593.61+2551.87+2524.3+2602.99+2808.44+2784.81+2701.51+2348.19+2427.51+2571.5+2613.5+2466.9+2498.16+2776.2+2672.15+2548.33+2627.53+2955.37+2623.16+2227.15+2580.66+2190.31+2613.75+2474.86+2465.37+2576.33+2863.15+2170.71+2741.01+2336.11+2693.9+2395.7+2972.66+2251.75+2770.36+2837.97+2545.03+2869.47+2780.8+2338.23+2593.67+2702.45+2931.82+2511.72+2628.41+2445.9+2927.05+2925.62+2513.24+2452.97+2742+2528.49+2692.6+2425.5+2669.02+2623.92+2342.26+2429.77+2790.99+2367.03+2309.49+2526.7+2774.63+2395.61)/100" office:value-type="float" office:value="2598.7337">
            <text:p>2598,7337</text:p>
          </table:table-cell>
          <table:table-cell table:formula="of:=(2559.74+2302.89+2673.55+2624.84+2743.82+2685.43+2678.78+2292.16+2376.59+2351.04+2836.09+2552.52+2251.45+2389.39+2721.21+2605.96+2263.89+2063.72+2507.92+2493.91+2488.79+2568.63+2529.98+2372.54+2802.5+2494.95+2989.13+1999.23+2525.67+2161.78+2249.53+2841.4+2136.63+2274.44+2518.22+2524.33+2192.81+2542.83+2011.95+2659.81+2386.93+2193.04+2219.46+2337.42+2753.59+2177.02+2586.82+2111.52+2442.82+2541.77+2537.72+2370.04+2388.15+2360.67+2370.31+2165.13+2312.31+2724.18+2708.14+2259.99+2260.31+2069.26+2593.03+2335.61+2503.06+2116.52+2320.23+2573.27+2416.83+2523.18+2204.35+2365.4+2160.23+2468.85+2519.31+2171.71+2401.36+2682.3+3037.17+2255.31+2425.27+2718.26+2108.35+2524.4+2522.24+2765.94+2420.39+2501.02+2418.83+2398.48+2478.56+2375.04+2816.62+2400.07+2373.33+2325.85+2419.87+2363.46+2584.58+2520.14)/100" office:value-type="float" office:value="2442.4507">
            <text:p>2442,4507</text:p>
          </table:table-cell>
          <table:table-cell table:formula="of:=(2287.89+2472.83+2297.57+2159.53+1995.79+2461.82+2413.75+2413.68+2588.98+1948.07+2333.7+2661.8+2587.61+2334.06+2650.81+1828.89+2607.85+2468.55+2311.13+2148.87+2680.17+2656.73+2386.55+2393.53+2216.26+2357.99+2579.99+2566.46+2183.48+2396.47+2285.98+2349.69+2104.12+2253.37+2391.27+2420.41+2261.61+2317.49+2332.54+2495.15+2805.02+2355.56+2464.41+2677.52+2270.31+2285.81+2833.2+2262.12+2705.76+2162.08+2330.17+2474.01+2252.93+2291.59+1832.72+2236.75+2610.61+1871.5+2300.02+2227.64+2423.05+2267.58+2702.39+2440.59+2526.09+2130.33+2599.07+2396.29+2410.46+2147.95+2283.5+2376.55+2075.89+2591.86+2397.06+2727.57+2347.54+2376.43+2557.56+2164.71+2181.47+2131.4+2246.51+2396.07+2469.69+2596.47+2117.82+2762.19+1925.4+2441.5+2300.57+2870.13+2428.34+2101.13+2234.55+2094.83+2304.04+2441.99+2699.32+2554.32)/100" office:value-type="float" office:value="2370.9238">
            <text:p>2370,9238</text:p>
          </table:table-cell>
          <table:table-cell table:formula="of:=(2080.78+2380.8+2295.51+2428.94+2065.18+2113.55+2351.08+2429.8+2348.66+2198.13+2331+2579.44+2337.6+2024.38+2114.25+1908.88+1915.98+2219.35+2221.03+2283.11+2192.84+2395.05+2097.95+2222.18+2543.16+2280+2249.03+2409.9+2559.13+1748.57+2240.2+2590.52+2358.84+2167.09+2194.19+2336.72+2451.04+2244.13+2712.04+2220.8+2281.34+2339.36+2301.79+2684.21+2694.61+2311.46+1946.35+2287.8+2693.48+2297.93+2473.79+1795.67+2682.74+2745.55+2272.05+2150.72+2082.5+2453.46+2131.83+2524.12+2581.94+2270.83+2373.17+2760.2+2040.13+2285.02+2314.91+2778.91+2445.79+2237.51+2120.42+2155+2425.98+2245.98+2413.68+2345.48+1845.72+2186.37+2040.45+2029.91+1893.85+2833.31+2219.77+2098.37+2743.36+2474.29+2453.72+2350.27+2294.65+2357.02+2450.87+2308.07+1864.59+2022.81+2414.76+2502.31+2518.02+2388.65+2311.13+1977.06)/100" office:value-type="float" office:value="2303.6587">
            <text:p>2303,6587</text:p>
          </table:table-cell>
          <table:table-cell table:style-name="ce4"/>
          <table:table-cell table:number-columns-repeated="10"/>
        </table:table-row>
        <table:table-row table:style-name="ro1">
          <table:table-cell table:style-name="ce2"/>
          <table:table-cell table:style-name="ce6" table:number-columns-repeated="6"/>
          <table:table-cell table:style-name="ce2"/>
          <table:table-cell table:number-columns-repeated="10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2"/>
          <table:table-cell table:style-name="ce3"/>
          <table:table-cell table:number-columns-repeated="10"/>
        </table:table-row>
        <table:table-row table:style-name="ro1">
          <table:table-cell table:number-columns-repeated="7"/>
          <table:table-cell table:style-name="ce3"/>
          <table:table-cell table:number-columns-repeated="10"/>
        </table:table-row>
        <table:table-row table:style-name="ro1">
          <table:table-cell table:number-columns-repeated="5"/>
          <table:table-cell table:style-name="ce13" table:number-columns-repeated="2"/>
          <table:table-cell table:style-name="ce3"/>
          <table:table-cell table:number-columns-repeated="10"/>
        </table:table-row>
        <table:table-row table:style-name="ro1">
          <table:table-cell table:number-columns-repeated="7"/>
          <table:table-cell table:style-name="ce3"/>
          <table:table-cell table:number-columns-repeated="10"/>
        </table:table-row>
        <table:table-row table:style-name="ro1">
          <table:table-cell table:style-name="ce4"/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style-name="ce2">
            <draw:frame table:end-cell-address="'Advogato (i = 100)'.I51" table:end-x="0.119cm" table:end-y="0.301cm" draw:z-index="1" draw:name="CDHS / MIN" draw:style-name="gr1" svg:width="18.239cm" svg:height="11.39cm" svg:x="1.588cm" svg:y="0.201cm">
              <draw:object draw:notify-on-update-of-ranges="'Advogato (i = 100)'.A15:'Advogato (i = 100)'.A19 'Advogato (i = 100)'.B14:'Advogato (i = 100)'.B14 'Advogato (i = 100)'.B15:'Advogato (i = 100)'.B19 'Advogato (i = 100)'.C14:'Advogato (i = 100)'.C14 'Advogato (i = 100)'.C15:'Advogato (i = 100)'.C19 'Advogato (i = 100)'.D14:'Advogato (i = 100)'.D14 'Advogato (i = 100)'.D15:'Advogato (i = 100)'.D19 'Advogato (i = 100)'.E14:'Advogato (i = 100)'.E14 'Advogato (i = 100)'.E15:'Advogato (i = 100)'.E19 'Advogato (i = 100)'.F14:'Advogato (i = 100)'.F14 'Advogato (i = 100)'.F15:'Advogato (i = 100)'.F19 'Advogato (i = 100)'.G14:'Advogato (i = 100)'.G14 'Advogato (i = 100)'.G15:'Advogato (i = 100)'.G19" xlink:href="./Object 2" xlink:type="simple" xlink:show="embed" xlink:actuate="onLoad"/>
              <draw:image xlink:href="./ObjectReplacements/Object 2" xlink:type="simple" xlink:show="embed" xlink:actuate="onLoad"/>
              <svg:title>CDHS / MIN</svg:title>
            </draw:frame>
          </table:table-cell>
          <table:table-cell table:style-name="ce6" table:number-columns-repeated="6"/>
          <table:table-cell table:style-name="ce2"/>
          <table:table-cell table:number-columns-repeated="10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2"/>
          <table:table-cell table:style-name="ce3"/>
          <table:table-cell table:number-columns-repeated="10"/>
        </table:table-row>
      </table:table>
      <table:table table:name="DBLP (i = 10)" table:style-name="ta1" table:print="false">
        <table:table-column table:style-name="co1" table:default-cell-style-name="ce3"/>
        <table:table-column table:style-name="co1" table:default-cell-style-name="ce7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2"/>
        <table:table-column table:style-name="co1" table:default-cell-style-name="ce12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>
            <text:p>CDHS / MIN</text:p>
          </table:table-cell>
          <table:table-cell table:style-name="ce5"/>
          <table:table-cell table:style-name="ce6" table:number-columns-repeated="7"/>
          <table:table-cell table:style-name="ce6">
            <draw:frame table:end-cell-address="'DBLP (i = 10)'.R26" table:end-x="0.231cm" table:end-y="0.3cm" draw:z-index="0" draw:name="CDHS / MIN" draw:style-name="gr1" svg:width="18.239cm" svg:height="11.39cm" svg:x="0.756cm" svg:y="0.239cm">
              <draw:object draw:notify-on-update-of-ranges="'DBLP (i = 10)'.A3:'DBLP (i = 10)'.A7 'DBLP (i = 10)'.B2:'DBLP (i = 10)'.B2 'DBLP (i = 10)'.B3:'DBLP (i = 10)'.B7 'DBLP (i = 10)'.C2:'DBLP (i = 10)'.C2 'DBLP (i = 10)'.C3:'DBLP (i = 10)'.C7 'DBLP (i = 10)'.D2:'DBLP (i = 10)'.D2 'DBLP (i = 10)'.D3:'DBLP (i = 10)'.D7 'DBLP (i = 10)'.E2:'DBLP (i = 10)'.E2 'DBLP (i = 10)'.E3:'DBLP (i = 10)'.E7 'DBLP (i = 10)'.F2:'DBLP (i = 10)'.F2 'DBLP (i = 10)'.F3:'DBLP (i = 10)'.F7 'DBLP (i = 10)'.G2:'DBLP (i = 10)'.G2 'DBLP (i = 10)'.G3:'DBLP (i = 10)'.G7" xlink:href="./Object 1" xlink:type="simple" xlink:show="embed" xlink:actuate="onLoad"/>
              <draw:image xlink:href="./ObjectReplacements/Object 1" xlink:type="simple" xlink:show="embed" xlink:actuate="onLoad"/>
              <svg:title>CDHS / MIN</svg:title>
            </draw:frame>
          </table:table-cell>
          <table:table-cell table:style-name="ce1"/>
          <table:table-cell table:style-name="ce6" table:number-columns-repeated="2"/>
          <table:table-cell table:number-columns-repeated="5"/>
        </table:table-row>
        <table:table-row table:style-name="ro2">
          <table:table-cell table:style-name="ce2" office:value-type="string">
            <text:p>l/k</text:p>
          </table:table-cell>
          <table:table-cell table:style-name="ce6" office:value-type="string">
            <text:p>k <text:s/>= 2</text:p>
          </table:table-cell>
          <table:table-cell table:style-name="ce6" office:value-type="string">
            <text:p>k <text:s/>= 3</text:p>
          </table:table-cell>
          <table:table-cell table:style-name="ce6" office:value-type="string">
            <text:p>k <text:s/>= 5</text:p>
          </table:table-cell>
          <table:table-cell table:style-name="ce6" office:value-type="string">
            <text:p>k <text:s/>= 10</text:p>
          </table:table-cell>
          <table:table-cell table:style-name="ce6" office:value-type="string">
            <text:p>k <text:s/>= 20</text:p>
          </table:table-cell>
          <table:table-cell table:style-name="ce6" office:value-type="string">
            <text:p>k <text:s/>= 50</text:p>
          </table:table-cell>
          <table:table-cell table:style-name="Default"/>
          <table:table-cell table:style-name="ce6" table:number-columns-repeated="2"/>
          <table:table-cell/>
          <table:table-cell table:style-name="ce6" table:number-columns-repeated="6"/>
          <table:table-cell/>
        </table:table-row>
        <table:table-row table:style-name="ro1">
          <table:table-cell office:value-type="string">
            <text:p>l = 1</text:p>
          </table:table-cell>
          <table:table-cell table:formula="of:=(10391.6+5793.59+4900.73+6747.46+9785.6+6183.98+8761.72+5764.48+9505.33+4403.37)/10" office:value-type="float" office:value="7223.786">
            <text:p>7223,786</text:p>
          </table:table-cell>
          <table:table-cell table:style-name="ce7" table:formula="of:=(7021.21+9827.9+4573.46+5152.93+9956.87+6844.43+5266.83+5645.9+10238.4+6482.58)/10" office:value-type="float" office:value="7101.051">
            <text:p>7101,051</text:p>
          </table:table-cell>
          <table:table-cell table:style-name="ce7" table:formula="of:=(5787.03+7358.49+4824.16+6829.82+5418.43+5861.84+5410.67+5361.15+8315.63+7742.19)/10" office:value-type="float" office:value="6290.941">
            <text:p>6290,941</text:p>
          </table:table-cell>
          <table:table-cell table:style-name="ce7" table:formula="of:=(5956.35+9101.71+4001.09+8999.51+8185.06+8066.4+5347.5+7509.01+5814.55+9596.76)/10" office:value-type="float" office:value="7257.794">
            <text:p>7257,794</text:p>
          </table:table-cell>
          <table:table-cell table:formula="of:=(9790.83+7681.55+8463.92+8431.99+9303.93+5477.4+6589.53+8537.01+8905.89+11150.9)/10" office:value-type="float" office:value="8433.295">
            <text:p>8433,295</text:p>
          </table:table-cell>
          <table:table-cell table:formula="of:=(7260.95+5639.93+5206.31+6379.23+4190.26+8153.76+8490.44+12072.8+7979.45+6919.76)/10" office:value-type="float" office:value="7229.289">
            <text:p>7229,289</text:p>
          </table:table-cell>
          <table:table-cell table:style-name="ce14"/>
          <table:table-cell table:style-name="ce16" table:number-columns-repeated="2"/>
          <table:table-cell table:style-name="ce5"/>
          <table:table-cell table:style-name="ce6" table:number-columns-repeated="6"/>
          <table:table-cell/>
        </table:table-row>
        <table:table-row table:style-name="ro1">
          <table:table-cell office:value-type="string">
            <text:p>l = 2</text:p>
          </table:table-cell>
          <table:table-cell table:formula="of:=(30528+24816+33885.3+22662.6+36079.4+31451.4+34674.7+19345.1+32183.4+29408)/10" office:value-type="float" office:value="29503.39">
            <text:p>29503,39</text:p>
          </table:table-cell>
          <table:table-cell table:formula="of:=(30881.3+30993.6+33676.8+21492.4+25244.4+24436.5+22050.4+31876.1+21481.6+21605.6)/10" office:value-type="float" office:value="26373.87">
            <text:p>26373,87</text:p>
          </table:table-cell>
          <table:table-cell table:formula="of:=(32627.7+33250.6+21924.5+29277.8+32812.9+31572.7+23850.8+35269.5+24180.4+21813.7)/10" office:value-type="float" office:value="28658.06">
            <text:p>28658,06</text:p>
          </table:table-cell>
          <table:table-cell table:formula="of:=(36907.5+34623.5+24959.8+34282.9+24821+30861.6+23064.9+30628.4+24474.4+33222.6)/10" office:value-type="float" office:value="29784.66">
            <text:p>29784,66</text:p>
          </table:table-cell>
          <table:table-cell table:formula="of:=(35113.4+23611.6+34987.5+24371.3+26301.7+35918.4+34494.8+24184.7+35891.3+34041.3)/10" office:value-type="float" office:value="30891.6">
            <text:p>30891,6</text:p>
          </table:table-cell>
          <table:table-cell table:formula="of:=(33230.4+36634.5+31137.3+25383.5+23863.3+24631.4+21987.8+34805.5+22906.3+21219)/10" office:value-type="float" office:value="27579.9">
            <text:p>27579,9</text:p>
          </table:table-cell>
          <table:table-cell table:style-name="Default"/>
          <table:table-cell table:style-name="ce7" table:number-columns-repeated="2"/>
          <table:table-cell table:style-name="ce3"/>
          <table:table-cell table:style-name="ce17" table:number-columns-repeated="5"/>
          <table:table-cell table:style-name="ce19"/>
          <table:table-cell/>
        </table:table-row>
        <table:table-row table:style-name="ro1">
          <table:table-cell office:value-type="string">
            <text:p>l = 5</text:p>
          </table:table-cell>
          <table:table-cell table:formula="of:=(234491+239333+228132+236620+264073+243029+240682+269636+238182+233871)/10" office:value-type="float" office:value="242804.9">
            <text:p>242804,9</text:p>
          </table:table-cell>
          <table:table-cell table:formula="of:=(268164+268428+232727+243061+243589+232730+232656+247096+238148+260488)/10" office:value-type="float" office:value="246708.7">
            <text:p>246708,7</text:p>
          </table:table-cell>
          <table:table-cell table:formula="of:=(243732+249991+240411+273931+274320+278387+247754+232540+242896+279123)/10" office:value-type="float" office:value="256308.5">
            <text:p>256308,5</text:p>
          </table:table-cell>
          <table:table-cell table:formula="of:=(248916+268100+269386+264391+239284+243059+287137+241390+240682+276196)/10" office:value-type="float" office:value="257854.1">
            <text:p>257854,1</text:p>
          </table:table-cell>
          <table:table-cell table:style-name="ce13" table:formula="of:=(244279+245221+277206+245519+244820+271508+273186+266688+237265+278645)/10" office:value-type="float" office:value="258433.7">
            <text:p>258433,7</text:p>
          </table:table-cell>
          <table:table-cell table:style-name="ce13" table:formula="of:=(279496+245189+254143+270798+277497+274768+253118+242747+243289+242775)/10" office:value-type="float" office:value="258382">
            <text:p>258382</text:p>
          </table:table-cell>
          <table:table-cell table:style-name="Default"/>
          <table:table-cell table:style-name="ce10" table:number-columns-repeated="2"/>
          <table:table-cell table:style-name="ce3"/>
          <table:table-cell table:style-name="ce18" table:number-columns-repeated="5"/>
          <table:table-cell table:style-name="ce20"/>
          <table:table-cell/>
        </table:table-row>
        <table:table-row table:style-name="ro1">
          <table:table-cell office:value-type="string">
            <text:p>l = 10</text:p>
          </table:table-cell>
          <table:table-cell table:formula="of:=(476767+474934+474861+473239+479810+476691+480665+474462+471454+480557)/10" office:value-type="float" office:value="476344">
            <text:p>476344</text:p>
          </table:table-cell>
          <table:table-cell table:formula="of:=(487640+486745+482353+481153+484116+481019+480606+483487+484393+489868)/10" office:value-type="float" office:value="484138">
            <text:p>484138</text:p>
          </table:table-cell>
          <table:table-cell table:formula="of:=(490823+484521+485291+481358+483115+487443+486762+488635+487405+488932)/10" office:value-type="float" office:value="486428.5">
            <text:p>486428,5</text:p>
          </table:table-cell>
          <table:table-cell table:formula="of:=(482155+490559+486340+486836+490865+488136+482099+486491+487737+492392)/10" office:value-type="float" office:value="487361">
            <text:p>487361</text:p>
          </table:table-cell>
          <table:table-cell table:formula="of:=(491003+489043+489849+493087+492704+491908+490555+493347+493761+486215)/10" office:value-type="float" office:value="491147.2">
            <text:p>491147,2</text:p>
          </table:table-cell>
          <table:table-cell table:formula="of:=(485831+486019+485299+492573+489695+490029+481329+492563+489102+492495)/10" office:value-type="float" office:value="488493.5">
            <text:p>488493,5</text:p>
          </table:table-cell>
          <table:table-cell table:style-name="Default"/>
          <table:table-cell table:style-name="ce10" table:number-columns-repeated="2"/>
          <table:table-cell table:style-name="ce3"/>
          <table:table-cell table:style-name="ce17" table:number-columns-repeated="5"/>
          <table:table-cell table:style-name="ce19"/>
          <table:table-cell/>
        </table:table-row>
        <table:table-row table:style-name="ro1">
          <table:table-cell table:style-name="ce4" office:value-type="string">
            <text:p>l = log_2(n/2) = 20</text:p>
          </table:table-cell>
          <table:table-cell table:formula="of:=(466227+466702+471067+467460+470256+468112+470204+467699+470703+471408)/10" office:value-type="float" office:value="468983.8">
            <text:p>468983,8</text:p>
          </table:table-cell>
          <table:table-cell table:formula="of:=(477398+477036+477289+478304+476774+479669+479026+476689+479290+477138)/10" office:value-type="float" office:value="477861.3">
            <text:p>477861,3</text:p>
          </table:table-cell>
          <table:table-cell table:formula="of:=(475710+487761+475244+478175+483108+481567+477844+477958+477613+480081)/10" office:value-type="float" office:value="479506.1">
            <text:p>479506,1</text:p>
          </table:table-cell>
          <table:table-cell table:formula="of:=(482808+480419+487680+493068+476343+480493+479997+483471+481008+476719)/10" office:value-type="float" office:value="482200.6">
            <text:p>482200,6</text:p>
          </table:table-cell>
          <table:table-cell table:formula="of:=(484328+486826+485101+489385+486383+485899+481638+486299+481675+484195)/10" office:value-type="float" office:value="485172.9">
            <text:p>485172,9</text:p>
          </table:table-cell>
          <table:table-cell table:formula="of:=(488301+483928+483506+481777+479712+481525+482934+477354+481410+486974)/10" office:value-type="float" office:value="482742.1">
            <text:p>482742,1</text:p>
          </table:table-cell>
          <table:table-cell table:style-name="Default"/>
          <table:table-cell table:style-name="ce10" table:number-columns-repeated="2"/>
          <table:table-cell table:style-name="ce3"/>
          <table:table-cell table:style-name="ce18" table:number-columns-repeated="5"/>
          <table:table-cell table:style-name="ce20"/>
          <table:table-cell/>
        </table:table-row>
        <table:table-row table:style-name="ro1">
          <table:table-cell table:style-name="Default"/>
          <table:table-cell table:style-name="ce8"/>
          <table:table-cell table:style-name="Default" table:number-columns-repeated="6"/>
          <table:table-cell table:style-name="ce10" table:number-columns-repeated="2"/>
          <table:table-cell table:number-columns-repeated="8"/>
        </table:table-row>
        <table:table-row table:style-name="ro1">
          <table:table-cell table:style-name="Default"/>
          <table:table-cell table:style-name="ce5"/>
          <table:table-cell table:style-name="ce6" table:number-columns-repeated="8"/>
          <table:table-cell/>
          <table:table-cell table:style-name="ce5"/>
          <table:table-cell table:style-name="ce6" table:number-columns-repeated="6"/>
        </table:table-row>
        <table:table-row table:style-name="ro1">
          <table:table-cell table:style-name="Default"/>
          <table:table-cell table:style-name="ce9"/>
          <table:table-cell table:style-name="ce11" table:number-columns-repeated="8"/>
          <table:table-cell/>
          <table:table-cell table:style-name="ce9"/>
          <table:table-cell table:style-name="ce11" table:number-columns-repeated="6"/>
        </table:table-row>
        <table:table-row table:style-name="ro1">
          <table:table-cell table:style-name="Default" table:number-columns-repeated="8"/>
          <table:table-cell table:number-columns-repeated="10"/>
        </table:table-row>
        <table:table-row table:style-name="ro1">
          <table:table-cell table:style-name="Default"/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50">
            <text:p>50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Neighbourhood / MIN</text:p>
          </table:table-cell>
          <table:table-cell table:style-name="ce5" table:formula="of:=([.B$12] - 1 - 1)/(2 * [.B$12])" office:value-type="float" office:value="0">
            <text:p>0</text:p>
          </table:table-cell>
          <table:table-cell table:style-name="ce5" table:formula="of:=([.C$12] - 1 - 1)/(2 * [.C$12])" office:value-type="float" office:value="0.166666666666667">
            <text:p>0,1666666667</text:p>
          </table:table-cell>
          <table:table-cell table:style-name="ce5" table:formula="of:=([.D$12] - 1 - 1)/(2 * [.D$12])" office:value-type="float" office:value="0.3">
            <text:p>0,3</text:p>
          </table:table-cell>
          <table:table-cell table:style-name="ce5" table:formula="of:=([.E$12] - 1 - 1)/(2 * [.E$12])" office:value-type="float" office:value="0.4">
            <text:p>0,4</text:p>
          </table:table-cell>
          <table:table-cell table:style-name="ce5" table:formula="of:=([.F$12] - 1 - 1)/(2 * [.F$12])" office:value-type="float" office:value="0.45">
            <text:p>0,45</text:p>
          </table:table-cell>
          <table:table-cell table:style-name="ce5" table:formula="of:=([.G$12] - 1 - 1)/(2 * [.G$12])" office:value-type="float" office:value="0.48">
            <text:p>0,48</text:p>
          </table:table-cell>
          <table:table-cell table:style-name="ce15" office:value-type="string">
            <text:p>PRP</text:p>
          </table:table-cell>
          <table:table-cell table:number-columns-repeated="10"/>
        </table:table-row>
        <table:table-row table:style-name="ro2">
          <table:table-cell table:style-name="ce2" office:value-type="string">
            <text:p>l/k</text:p>
          </table:table-cell>
          <table:table-cell table:style-name="ce6" office:value-type="string">
            <text:p>k <text:s/>= 2</text:p>
          </table:table-cell>
          <table:table-cell table:style-name="ce6" office:value-type="string">
            <text:p>k <text:s/>= 3</text:p>
          </table:table-cell>
          <table:table-cell table:style-name="ce6" office:value-type="string">
            <text:p>k <text:s/>= 5</text:p>
          </table:table-cell>
          <table:table-cell table:style-name="ce6" office:value-type="string">
            <text:p>k <text:s/>= 10</text:p>
          </table:table-cell>
          <table:table-cell table:style-name="ce6" office:value-type="string">
            <text:p>k <text:s/>= 20</text:p>
          </table:table-cell>
          <table:table-cell table:style-name="ce6" office:value-type="string">
            <text:p>k <text:s/>= 50</text:p>
          </table:table-cell>
          <table:table-cell table:style-name="ce2"/>
          <table:table-cell table:number-columns-repeated="10"/>
        </table:table-row>
        <table:table-row table:style-name="ro1">
          <table:table-cell office:value-type="string">
            <text:p>l = 1</text:p>
          </table:table-cell>
          <table:table-cell table:formula="of:=(5328.44+6777.1+8546.13+4202.92+5428.28+6235.06+7840.31+7863.19+7431.52+7759.34)/10" office:value-type="float" office:value="6741.229">
            <text:p>6741,229</text:p>
          </table:table-cell>
          <table:table-cell table:style-name="ce7" table:formula="of:=(4714.76+1494.7+3523.99+2482.22+4005.33+3351.19+2871.01+3535.44+2658.72+2853.3)/10" office:value-type="float" office:value="3149.066">
            <text:p>3149,066</text:p>
          </table:table-cell>
          <table:table-cell table:style-name="ce7" table:formula="of:=(1075.65+2109.78+1728.73+3888.22+2351.69+1520.36+2551.36+1085.8+1164.1+653.959)/10" office:value-type="float" office:value="1812.9649">
            <text:p>1812,9649</text:p>
          </table:table-cell>
          <table:table-cell table:style-name="ce7" table:formula="of:=(3140.32+582.043+1882.55+1649.79+1737.67+2145.99+2616.09+2320.66+923.896+912.04)/10" office:value-type="float" office:value="1791.1049">
            <text:p>1791,1049</text:p>
          </table:table-cell>
          <table:table-cell table:formula="of:=(1922.5+1952.35+1372.37+726.055+1222.73+1241.57+2603.8+966.587+1484.86+725.748)/10" office:value-type="float" office:value="1421.857">
            <text:p>1421,857</text:p>
          </table:table-cell>
          <table:table-cell table:formula="of:=(1780.4+2862.36+252.766+1217.49+491.474+1602.92+2319.52+0+972.944+1991.63)/10" office:value-type="float" office:value="1349.1504">
            <text:p>1349,1504</text:p>
          </table:table-cell>
          <table:table-cell table:number-columns-repeated="11"/>
        </table:table-row>
        <table:table-row table:style-name="ro1">
          <table:table-cell office:value-type="string">
            <text:p>l = 2</text:p>
          </table:table-cell>
          <table:table-cell table:formula="of:=(21829.9+32924.6+22136.2+30592.4+34521.7+35897.8+32521.5+30591.7+20967.3+22017.1)/10" office:value-type="float" office:value="28400.02">
            <text:p>28400,02</text:p>
          </table:table-cell>
          <table:table-cell table:formula="of:=(16947+11244.7+8204.5+14484.7+10823.1+15720.4+12299.7+17722.6+12025.9+14737.6)/10" office:value-type="float" office:value="13421.02">
            <text:p>13421,02</text:p>
          </table:table-cell>
          <table:table-cell table:formula="of:=(7291.95+11618+11346.1+7034.92+8419.71+8537.65+11971.4+7551.04+9003.71+13433.1)/10" office:value-type="float" office:value="9620.758">
            <text:p>9620,758</text:p>
          </table:table-cell>
          <table:table-cell table:formula="of:=(5988.42+8707.51+5854.63+7084.75+6840.74+6528.38+11248.3+6257.55+5024.97+5685.73)/10" office:value-type="float" office:value="6922.098">
            <text:p>6922,098</text:p>
          </table:table-cell>
          <table:table-cell table:formula="of:=(6302.06+4788.05+9468.47+5498.59+10593.7+3901.52+7943.62+5231.49+5099.55+10788.4)/10" office:value-type="float" office:value="6961.545">
            <text:p>6961,545</text:p>
          </table:table-cell>
          <table:table-cell table:formula="of:=(7967.03+6779.83+4717.16+6007.7+7869.84+5540.86+4523.81+10188.6+8528.25+9617.57)/10" office:value-type="float" office:value="7174.065">
            <text:p>7174,065</text:p>
          </table:table-cell>
          <table:table-cell table:number-columns-repeated="11"/>
        </table:table-row>
        <table:table-row table:style-name="ro1">
          <table:table-cell office:value-type="string">
            <text:p>l = 5</text:p>
          </table:table-cell>
          <table:table-cell table:formula="of:=(232384+260998+230180+261415+231172+272758+236948+263990+225932+255365)/10" office:value-type="float" office:value="247114.2">
            <text:p>247114,2</text:p>
          </table:table-cell>
          <table:table-cell table:formula="of:=(221743+219185+240240+190285+217778+229413+189717+223882+220954+223259)/10" office:value-type="float" office:value="217645.6">
            <text:p>217645,6</text:p>
          </table:table-cell>
          <table:table-cell table:formula="of:=(185987+208226+190784+164894+198574+186595+161580+190029+159664+194492)/10" office:value-type="float" office:value="184082.5">
            <text:p>184082,5</text:p>
          </table:table-cell>
          <table:table-cell table:formula="of:=(144001+175282+171111+145958+140447+168607+143462+140481+170706+144021)/10" office:value-type="float" office:value="154407.6">
            <text:p>154407,6</text:p>
          </table:table-cell>
          <table:table-cell table:style-name="ce13" table:formula="of:=(168527+168247+158024+134214+136774+156622+157639+163584+159364+138751)/10" office:value-type="float" office:value="154174.6">
            <text:p>154174,6</text:p>
          </table:table-cell>
          <table:table-cell table:style-name="ce13" table:formula="of:=(166852+134303+157481+155304+157722+130859+154991+160917+160363+158774)/10" office:value-type="float" office:value="153756.6">
            <text:p>153756,6</text:p>
          </table:table-cell>
          <table:table-cell table:number-columns-repeated="11"/>
        </table:table-row>
        <table:table-row table:style-name="ro1">
          <table:table-cell office:value-type="string">
            <text:p>l = 10</text:p>
          </table:table-cell>
          <table:table-cell table:formula="of:=(482740+478527+476527+479151+473376+482706+476045+476897+478362+482871)/10" office:value-type="float" office:value="478720.2">
            <text:p>478720,2</text:p>
          </table:table-cell>
          <table:table-cell table:formula="of:=(534336+517352+523144+528207+524813+521735+520980+536606+532782+519302)/10" office:value-type="float" office:value="525925.7">
            <text:p>525925,7</text:p>
          </table:table-cell>
          <table:table-cell table:formula="of:=(504445+510003+514442+493940+504264+508304+506552+510367+503612+507851)/10" office:value-type="float" office:value="506378">
            <text:p>506378</text:p>
          </table:table-cell>
          <table:table-cell table:formula="of:=(484262+481142+481718+479765+469169+479093+483895+472619+481698+476408)/10" office:value-type="float" office:value="478976.9">
            <text:p>478976,9</text:p>
          </table:table-cell>
          <table:table-cell table:formula="of:=(457912+456314+455399+462904+472651+459317+453218+460515+469827+468268)/10" office:value-type="float" office:value="461632.5">
            <text:p>461632,5</text:p>
          </table:table-cell>
          <table:table-cell table:formula="of:=(461814+457376+461637+448808+456765+450789+446564+447041+448797+451363)/10" office:value-type="float" office:value="453095.4">
            <text:p>453095,4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l = log_2(n/2) = 20</text:p>
          </table:table-cell>
          <table:table-cell table:formula="of:=(474454+464781+475246+471323+470140+477936+473074+469765+472623+467885)/10" office:value-type="float" office:value="471722.7">
            <text:p>471722,7</text:p>
          </table:table-cell>
          <table:table-cell table:formula="of:=(529684+523531+526770+521358+519486+524650+526854+521744+521506+527507)/10" office:value-type="float" office:value="524309">
            <text:p>524309</text:p>
          </table:table-cell>
          <table:table-cell table:formula="of:=(501400+504544+496802+490826+504828+508401+496021+497799+504901+501777)/10" office:value-type="float" office:value="500729.9">
            <text:p>500729,9</text:p>
          </table:table-cell>
          <table:table-cell table:formula="of:=(478299+472866+471675+471303+481070+478099+481474+481988+485536+474210)/10" office:value-type="float" office:value="477652">
            <text:p>477652</text:p>
          </table:table-cell>
          <table:table-cell table:formula="of:=(469468+469431+463599+465238+467963+458250+468976+454218+462095+467791)/10" office:value-type="float" office:value="464702.9">
            <text:p>464702,9</text:p>
          </table:table-cell>
          <table:table-cell table:formula="of:=(458045+453575+456304+450233+449294+450744+454300+461854+455610+460032)/10" office:value-type="float" office:value="454999.1">
            <text:p>454999,1</text:p>
          </table:table-cell>
          <table:table-cell table:style-name="ce4"/>
          <table:table-cell table:number-columns-repeated="10"/>
        </table:table-row>
        <table:table-row table:style-name="ro1">
          <table:table-cell table:style-name="ce2"/>
          <table:table-cell table:style-name="ce6" table:number-columns-repeated="6"/>
          <table:table-cell table:style-name="ce2"/>
          <table:table-cell table:number-columns-repeated="10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table:style-name="ce13" table:number-columns-repeated="2"/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style-name="ce4"/>
          <table:table-cell table:number-columns-repeated="6"/>
          <table:table-cell table:style-name="ce4"/>
          <table:table-cell table:number-columns-repeated="10"/>
        </table:table-row>
        <table:table-row table:style-name="ro1">
          <table:table-cell table:style-name="ce2">
            <draw:frame table:end-cell-address="'DBLP (i = 10)'.I51" table:end-x="0.007cm" table:end-y="0.436cm" draw:z-index="1" draw:style-name="gr1" svg:width="18.239cm" svg:height="11.594cm" svg:x="1.476cm" svg:y="0.132cm">
              <draw:object draw:notify-on-update-of-ranges="'DBLP (i = 10)'.A14:'DBLP (i = 10)'.A14 'DBLP (i = 10)'.A15:'DBLP (i = 10)'.A19 'DBLP (i = 10)'.B14:'DBLP (i = 10)'.B14 'DBLP (i = 10)'.B15:'DBLP (i = 10)'.B19 'DBLP (i = 10)'.C14:'DBLP (i = 10)'.C14 'DBLP (i = 10)'.C15:'DBLP (i = 10)'.C19 'DBLP (i = 10)'.D14:'DBLP (i = 10)'.D14 'DBLP (i = 10)'.D15:'DBLP (i = 10)'.D19 'DBLP (i = 10)'.E14:'DBLP (i = 10)'.E14 'DBLP (i = 10)'.E15:'DBLP (i = 10)'.E19 'DBLP (i = 10)'.F14:'DBLP (i = 10)'.F14 'DBLP (i = 10)'.F15:'DBLP (i = 10)'.F19 'DBLP (i = 10)'.G14:'DBLP (i = 10)'.G14 'DBLP (i = 10)'.G15:'DBLP (i = 10)'.G1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6" table:number-columns-repeated="6"/>
          <table:table-cell table:style-name="ce2"/>
          <table:table-cell table:number-columns-repeated="10"/>
        </table:table-row>
        <table:table-row table:style-name="ro1">
          <table:table-cell table:number-columns-repeated="2"/>
          <table:table-cell table:style-name="ce7" table:number-columns-repeated="3"/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1">01.12.2013</text:date>, <text:time>19:53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. M.</meta:initial-creator>
    <meta:creation-date>2013-10-02T23:19:13.81</meta:creation-date>
    <meta:generator>OpenOffice.org/3.3$Win32 OpenOffice.org_project/330m20$Build-9567</meta:generator>
    <dc:date>2013-12-01T19:53:10.34</dc:date>
    <dc:creator>R. M.</dc:creator>
    <meta:editing-duration>P1DT13H12M38S</meta:editing-duration>
    <meta:editing-cycles>96</meta:editing-cycles>
    <meta:document-statistic meta:table-count="2" meta:cell-count="19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4cm" svg:height="11.391cm" xlink:href=".." xlink:type="simple" chart:class="chart:bar" chart:style-name="ch1">
        <chart:title svg:x="7.846cm" svg:y="0.363cm" chart:style-name="ch2">
          <text:p>CDHS / MIN</text:p>
        </chart:title>
        <chart:legend chart:legend-position="end" svg:x="16.346cm" svg:y="4.197cm" chart:style-name="ch3"/>
        <chart:plot-area chart:style-name="ch4" table:cell-range-address="'DBLP (i = 10)'.A2:'DBLP (i = 10)'.G7" chart:data-source-has-labels="both" svg:x="1.402cm" svg:y="2.411cm" svg:width="14.216cm" svg:height="7.745cm">
          <chartooo:coordinate-region svg:x="2.764cm" svg:y="2.623cm" svg:width="12.643cm" svg:height="6.86cm"/>
          <chart:axis chart:dimension="x" chart:name="primary-x" chart:style-name="ch5">
            <chart:title svg:x="7.712cm" svg:y="10.384cm" chart:style-name="ch6">
              <text:p>k (rounds)</text:p>
            </chart:title>
            <chart:categories table:cell-range-address="'DBLP (i = 10)'.A3:'DBLP (i = 10)'.A7"/>
          </chart:axis>
          <chart:axis chart:dimension="x" chart:name="secondary-x" chart:style-name="ch7">
            <chart:title svg:x="7.752cm" svg:y="1.597cm" chart:style-name="ch8">
              <text:p>l (groups)</text:p>
            </chart:title>
          </chart:axis>
          <chart:axis chart:dimension="y" chart:name="primary-y" chart:style-name="ch9">
            <chart:title svg:x="0.451cm" svg:y="7.081cm" chart:style-name="ch10">
              <text:p>Revenues</text:p>
            </chart:title>
            <chart:grid chart:style-name="ch11" chart:class="major"/>
          </chart:axis>
          <chart:series chart:style-name="ch12" chart:values-cell-range-address="'DBLP (i = 10)'.B3:'DBLP (i = 10)'.B7" chart:label-cell-address="'DBLP (i = 10)'.B2:'DBLP (i = 10)'.B2" chart:class="chart:bar">
            <chart:data-point chart:repeated="5"/>
          </chart:series>
          <chart:series chart:style-name="ch13" chart:values-cell-range-address="'DBLP (i = 10)'.C3:'DBLP (i = 10)'.C7" chart:label-cell-address="'DBLP (i = 10)'.C2:'DBLP (i = 10)'.C2" chart:class="chart:bar">
            <chart:data-point chart:repeated="5"/>
          </chart:series>
          <chart:series chart:style-name="ch14" chart:values-cell-range-address="'DBLP (i = 10)'.D3:'DBLP (i = 10)'.D7" chart:label-cell-address="'DBLP (i = 10)'.D2:'DBLP (i = 10)'.D2" chart:class="chart:bar">
            <chart:data-point chart:repeated="5"/>
          </chart:series>
          <chart:series chart:style-name="ch15" chart:values-cell-range-address="'DBLP (i = 10)'.E3:'DBLP (i = 10)'.E7" chart:label-cell-address="'DBLP (i = 10)'.E2:'DBLP (i = 10)'.E2" chart:class="chart:bar">
            <chart:data-point chart:repeated="5"/>
          </chart:series>
          <chart:series chart:style-name="ch16" chart:values-cell-range-address="'DBLP (i = 10)'.F3:'DBLP (i = 10)'.F7" chart:label-cell-address="'DBLP (i = 10)'.F2:'DBLP (i = 10)'.F2" chart:class="chart:bar">
            <chart:data-point chart:repeated="5"/>
          </chart:series>
          <chart:series chart:style-name="ch17" chart:values-cell-range-address="'DBLP (i = 10)'.G3:'DBLP (i = 10)'.G7" chart:label-cell-address="'DBLP (i = 10)'.G2:'DBLP (i = 10)'.G2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 = 2</text:p>
                <draw:g>
                  <svg:desc>'DBLP (i = 10)'.B2:'DBLP (i = 10)'.B2</svg:desc>
                </draw:g>
              </table:table-cell>
              <table:table-cell office:value-type="string">
                <text:p>k  = 3</text:p>
                <draw:g>
                  <svg:desc>'DBLP (i = 10)'.C2:'DBLP (i = 10)'.C2</svg:desc>
                </draw:g>
              </table:table-cell>
              <table:table-cell office:value-type="string">
                <text:p>k  = 5</text:p>
                <draw:g>
                  <svg:desc>'DBLP (i = 10)'.D2:'DBLP (i = 10)'.D2</svg:desc>
                </draw:g>
              </table:table-cell>
              <table:table-cell office:value-type="string">
                <text:p>k  = 10</text:p>
                <draw:g>
                  <svg:desc>'DBLP (i = 10)'.E2:'DBLP (i = 10)'.E2</svg:desc>
                </draw:g>
              </table:table-cell>
              <table:table-cell office:value-type="string">
                <text:p>k  = 20</text:p>
                <draw:g>
                  <svg:desc>'DBLP (i = 10)'.F2:'DBLP (i = 10)'.F2</svg:desc>
                </draw:g>
              </table:table-cell>
              <table:table-cell office:value-type="string">
                <text:p>k  = 50</text:p>
                <draw:g>
                  <svg:desc>'DBLP (i = 10)'.G2:'DBLP (i = 10)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 = 1</text:p>
                <draw:g>
                  <svg:desc>'DBLP (i = 10)'.A3:'DBLP (i = 10)'.A7</svg:desc>
                </draw:g>
              </table:table-cell>
              <table:table-cell office:value-type="float" office:value="7223.786">
                <text:p>7223.786</text:p>
                <draw:g>
                  <svg:desc>'DBLP (i = 10)'.B3:'DBLP (i = 10)'.B7</svg:desc>
                </draw:g>
              </table:table-cell>
              <table:table-cell office:value-type="float" office:value="7101.051">
                <text:p>7101.051</text:p>
                <draw:g>
                  <svg:desc>'DBLP (i = 10)'.C3:'DBLP (i = 10)'.C7</svg:desc>
                </draw:g>
              </table:table-cell>
              <table:table-cell office:value-type="float" office:value="6290.941">
                <text:p>6290.941</text:p>
                <draw:g>
                  <svg:desc>'DBLP (i = 10)'.D3:'DBLP (i = 10)'.D7</svg:desc>
                </draw:g>
              </table:table-cell>
              <table:table-cell office:value-type="float" office:value="7257.794">
                <text:p>7257.794</text:p>
                <draw:g>
                  <svg:desc>'DBLP (i = 10)'.E3:'DBLP (i = 10)'.E7</svg:desc>
                </draw:g>
              </table:table-cell>
              <table:table-cell office:value-type="float" office:value="8433.295">
                <text:p>8433.295</text:p>
                <draw:g>
                  <svg:desc>'DBLP (i = 10)'.F3:'DBLP (i = 10)'.F7</svg:desc>
                </draw:g>
              </table:table-cell>
              <table:table-cell office:value-type="float" office:value="7229.289">
                <text:p>7229.289</text:p>
                <draw:g>
                  <svg:desc>'DBLP (i = 10)'.G3:'DBLP (i = 10)'.G7</svg:desc>
                </draw:g>
              </table:table-cell>
            </table:table-row>
            <table:table-row>
              <table:table-cell office:value-type="string">
                <text:p>l = 2</text:p>
              </table:table-cell>
              <table:table-cell office:value-type="float" office:value="29503.39">
                <text:p>29503.39</text:p>
              </table:table-cell>
              <table:table-cell office:value-type="float" office:value="26373.87">
                <text:p>26373.87</text:p>
              </table:table-cell>
              <table:table-cell office:value-type="float" office:value="28658.06">
                <text:p>28658.06</text:p>
              </table:table-cell>
              <table:table-cell office:value-type="float" office:value="29784.66">
                <text:p>29784.66</text:p>
              </table:table-cell>
              <table:table-cell office:value-type="float" office:value="30891.6">
                <text:p>30891.6</text:p>
              </table:table-cell>
              <table:table-cell office:value-type="float" office:value="27579.9">
                <text:p>27579.9</text:p>
              </table:table-cell>
            </table:table-row>
            <table:table-row>
              <table:table-cell office:value-type="string">
                <text:p>l = 5</text:p>
              </table:table-cell>
              <table:table-cell office:value-type="float" office:value="242804.9">
                <text:p>242804.9</text:p>
              </table:table-cell>
              <table:table-cell office:value-type="float" office:value="246708.7">
                <text:p>246708.7</text:p>
              </table:table-cell>
              <table:table-cell office:value-type="float" office:value="256308.5">
                <text:p>256308.5</text:p>
              </table:table-cell>
              <table:table-cell office:value-type="float" office:value="257854.1">
                <text:p>257854.1</text:p>
              </table:table-cell>
              <table:table-cell office:value-type="float" office:value="258433.7">
                <text:p>258433.7</text:p>
              </table:table-cell>
              <table:table-cell office:value-type="float" office:value="258382">
                <text:p>258382</text:p>
              </table:table-cell>
            </table:table-row>
            <table:table-row>
              <table:table-cell office:value-type="string">
                <text:p>l = 10</text:p>
              </table:table-cell>
              <table:table-cell office:value-type="float" office:value="476344">
                <text:p>476344</text:p>
              </table:table-cell>
              <table:table-cell office:value-type="float" office:value="484138">
                <text:p>484138</text:p>
              </table:table-cell>
              <table:table-cell office:value-type="float" office:value="486428.5">
                <text:p>486428.5</text:p>
              </table:table-cell>
              <table:table-cell office:value-type="float" office:value="487361">
                <text:p>487361</text:p>
              </table:table-cell>
              <table:table-cell office:value-type="float" office:value="491147.2">
                <text:p>491147.2</text:p>
              </table:table-cell>
              <table:table-cell office:value-type="float" office:value="488493.5">
                <text:p>488493.5</text:p>
              </table:table-cell>
            </table:table-row>
            <table:table-row>
              <table:table-cell office:value-type="string">
                <text:p>l = log_2(n/2) = 20</text:p>
              </table:table-cell>
              <table:table-cell office:value-type="float" office:value="468983.8">
                <text:p>468983.8</text:p>
              </table:table-cell>
              <table:table-cell office:value-type="float" office:value="477861.3">
                <text:p>477861.3</text:p>
              </table:table-cell>
              <table:table-cell office:value-type="float" office:value="479506.1">
                <text:p>479506.1</text:p>
              </table:table-cell>
              <table:table-cell office:value-type="float" office:value="482200.6">
                <text:p>482200.6</text:p>
              </table:table-cell>
              <table:table-cell office:value-type="float" office:value="485172.9">
                <text:p>485172.9</text:p>
              </table:table-cell>
              <table:table-cell office:value-type="float" office:value="482742.1">
                <text:p>482742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4cm" svg:height="11.391cm" xlink:href=".." xlink:type="simple" chart:class="chart:bar" chart:style-name="ch1">
        <chart:title svg:x="6.986cm" svg:y="0.363cm" chart:style-name="ch2">
          <text:p>Neighbourhood / MIN</text:p>
        </chart:title>
        <chart:legend chart:legend-position="end" svg:x="16.346cm" svg:y="4.197cm" chart:style-name="ch3"/>
        <chart:plot-area chart:style-name="ch4" table:cell-range-address="'Advogato (i = 100)'.A14:'Advogato (i = 100)'.G19" chart:data-source-has-labels="both" svg:x="1.402cm" svg:y="2.411cm" svg:width="14.216cm" svg:height="7.745cm">
          <chartooo:coordinate-region svg:x="2.394cm" svg:y="2.623cm" svg:width="13.05cm" svg:height="6.86cm"/>
          <chart:axis chart:dimension="x" chart:name="primary-x" chart:style-name="ch5">
            <chart:title svg:x="7.712cm" svg:y="10.384cm" chart:style-name="ch6">
              <text:p>k (rounds)</text:p>
            </chart:title>
            <chart:categories table:cell-range-address="'Advogato (i = 100)'.A15:'Advogato (i = 100)'.A19"/>
          </chart:axis>
          <chart:axis chart:dimension="x" chart:name="secondary-x" chart:style-name="ch7">
            <chart:title svg:x="7.752cm" svg:y="1.597cm" chart:style-name="ch8">
              <text:p>l (groups)</text:p>
            </chart:title>
          </chart:axis>
          <chart:axis chart:dimension="y" chart:name="primary-y" chart:style-name="ch9">
            <chart:title svg:x="0.451cm" svg:y="7.081cm" chart:style-name="ch10">
              <text:p>Revenues</text:p>
            </chart:title>
            <chart:grid chart:style-name="ch11" chart:class="major"/>
          </chart:axis>
          <chart:series chart:style-name="ch12" chart:values-cell-range-address="'Advogato (i = 100)'.B15:'Advogato (i = 100)'.B19" chart:label-cell-address="'Advogato (i = 100)'.B14:'Advogato (i = 100)'.B14" chart:class="chart:bar">
            <chart:data-point chart:repeated="5"/>
          </chart:series>
          <chart:series chart:style-name="ch13" chart:values-cell-range-address="'Advogato (i = 100)'.C15:'Advogato (i = 100)'.C19" chart:label-cell-address="'Advogato (i = 100)'.C14:'Advogato (i = 100)'.C14" chart:class="chart:bar">
            <chart:data-point chart:repeated="5"/>
          </chart:series>
          <chart:series chart:style-name="ch14" chart:values-cell-range-address="'Advogato (i = 100)'.D15:'Advogato (i = 100)'.D19" chart:label-cell-address="'Advogato (i = 100)'.D14:'Advogato (i = 100)'.D14" chart:class="chart:bar">
            <chart:data-point chart:repeated="5"/>
          </chart:series>
          <chart:series chart:style-name="ch15" chart:values-cell-range-address="'Advogato (i = 100)'.E15:'Advogato (i = 100)'.E19" chart:label-cell-address="'Advogato (i = 100)'.E14:'Advogato (i = 100)'.E14" chart:class="chart:bar">
            <chart:data-point chart:repeated="5"/>
          </chart:series>
          <chart:series chart:style-name="ch16" chart:values-cell-range-address="'Advogato (i = 100)'.F15:'Advogato (i = 100)'.F19" chart:label-cell-address="'Advogato (i = 100)'.F14:'Advogato (i = 100)'.F14" chart:class="chart:bar">
            <chart:data-point chart:repeated="5"/>
          </chart:series>
          <chart:series chart:style-name="ch17" chart:values-cell-range-address="'Advogato (i = 100)'.G15:'Advogato (i = 100)'.G19" chart:label-cell-address="'Advogato (i = 100)'.G14:'Advogato (i = 100)'.G14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 = 2</text:p>
                <draw:g>
                  <svg:desc>'Advogato (i = 100)'.B14:'Advogato (i = 100)'.B14</svg:desc>
                </draw:g>
              </table:table-cell>
              <table:table-cell office:value-type="string">
                <text:p>k  = 3</text:p>
                <draw:g>
                  <svg:desc>'Advogato (i = 100)'.C14:'Advogato (i = 100)'.C14</svg:desc>
                </draw:g>
              </table:table-cell>
              <table:table-cell office:value-type="string">
                <text:p>k  = 5</text:p>
                <draw:g>
                  <svg:desc>'Advogato (i = 100)'.D14:'Advogato (i = 100)'.D14</svg:desc>
                </draw:g>
              </table:table-cell>
              <table:table-cell office:value-type="string">
                <text:p>k  = 10</text:p>
                <draw:g>
                  <svg:desc>'Advogato (i = 100)'.E14:'Advogato (i = 100)'.E14</svg:desc>
                </draw:g>
              </table:table-cell>
              <table:table-cell office:value-type="string">
                <text:p>k  = 20</text:p>
                <draw:g>
                  <svg:desc>'Advogato (i = 100)'.F14:'Advogato (i = 100)'.F14</svg:desc>
                </draw:g>
              </table:table-cell>
              <table:table-cell office:value-type="string">
                <text:p>k  = 50</text:p>
                <draw:g>
                  <svg:desc>'Advogato (i = 100)'.G14:'Advogato (i = 100)'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 = 1</text:p>
                <draw:g>
                  <svg:desc>'Advogato (i = 100)'.A15:'Advogato (i = 100)'.A19</svg:desc>
                </draw:g>
              </table:table-cell>
              <table:table-cell office:value-type="float" office:value="186.646">
                <text:p>186.646</text:p>
                <draw:g>
                  <svg:desc>'Advogato (i = 100)'.B15:'Advogato (i = 100)'.B19</svg:desc>
                </draw:g>
              </table:table-cell>
              <table:table-cell office:value-type="float" office:value="127.44625">
                <text:p>127.44625</text:p>
                <draw:g>
                  <svg:desc>'Advogato (i = 100)'.C15:'Advogato (i = 100)'.C19</svg:desc>
                </draw:g>
              </table:table-cell>
              <table:table-cell office:value-type="float" office:value="102.9004">
                <text:p>102.9004</text:p>
                <draw:g>
                  <svg:desc>'Advogato (i = 100)'.D15:'Advogato (i = 100)'.D19</svg:desc>
                </draw:g>
              </table:table-cell>
              <table:table-cell office:value-type="float" office:value="92.629186">
                <text:p>92.629186</text:p>
                <draw:g>
                  <svg:desc>'Advogato (i = 100)'.E15:'Advogato (i = 100)'.E19</svg:desc>
                </draw:g>
              </table:table-cell>
              <table:table-cell office:value-type="float" office:value="73.345103">
                <text:p>73.345103</text:p>
                <draw:g>
                  <svg:desc>'Advogato (i = 100)'.F15:'Advogato (i = 100)'.F19</svg:desc>
                </draw:g>
              </table:table-cell>
              <table:table-cell office:value-type="float" office:value="77.133672">
                <text:p>77.133672</text:p>
                <draw:g>
                  <svg:desc>'Advogato (i = 100)'.G15:'Advogato (i = 100)'.G19</svg:desc>
                </draw:g>
              </table:table-cell>
            </table:table-row>
            <table:table-row>
              <table:table-cell office:value-type="string">
                <text:p>l = 2</text:p>
              </table:table-cell>
              <table:table-cell office:value-type="float" office:value="459.33599">
                <text:p>459.33599</text:p>
              </table:table-cell>
              <table:table-cell office:value-type="float" office:value="319.4735">
                <text:p>319.4735</text:p>
              </table:table-cell>
              <table:table-cell office:value-type="float" office:value="238.327185">
                <text:p>238.327185</text:p>
              </table:table-cell>
              <table:table-cell office:value-type="float" office:value="197.222705">
                <text:p>197.222705</text:p>
              </table:table-cell>
              <table:table-cell office:value-type="float" office:value="179.596673">
                <text:p>179.596673</text:p>
              </table:table-cell>
              <table:table-cell office:value-type="float" office:value="142.559781">
                <text:p>142.559781</text:p>
              </table:table-cell>
            </table:table-row>
            <table:table-row>
              <table:table-cell office:value-type="string">
                <text:p>l = 5</text:p>
              </table:table-cell>
              <table:table-cell office:value-type="float" office:value="1916.9807">
                <text:p>1916.9807</text:p>
              </table:table-cell>
              <table:table-cell office:value-type="float" office:value="1701.7214">
                <text:p>1701.7214</text:p>
              </table:table-cell>
              <table:table-cell office:value-type="float" office:value="1542.4666">
                <text:p>1542.4666</text:p>
              </table:table-cell>
              <table:table-cell office:value-type="float" office:value="1327.61746">
                <text:p>1327.61746</text:p>
              </table:table-cell>
              <table:table-cell office:value-type="float" office:value="1305.43274">
                <text:p>1305.43274</text:p>
              </table:table-cell>
              <table:table-cell office:value-type="float" office:value="1252.86185">
                <text:p>1252.86185</text:p>
              </table:table-cell>
            </table:table-row>
            <table:table-row>
              <table:table-cell office:value-type="string">
                <text:p>l = 10</text:p>
              </table:table-cell>
              <table:table-cell office:value-type="float" office:value="2456.9567">
                <text:p>2456.9567</text:p>
              </table:table-cell>
              <table:table-cell office:value-type="float" office:value="2748.3859">
                <text:p>2748.3859</text:p>
              </table:table-cell>
              <table:table-cell office:value-type="float" office:value="2569.5369">
                <text:p>2569.5369</text:p>
              </table:table-cell>
              <table:table-cell office:value-type="float" office:value="2465.6006">
                <text:p>2465.6006</text:p>
              </table:table-cell>
              <table:table-cell office:value-type="float" office:value="2396.702">
                <text:p>2396.702</text:p>
              </table:table-cell>
              <table:table-cell office:value-type="float" office:value="2307.6259">
                <text:p>2307.6259</text:p>
              </table:table-cell>
            </table:table-row>
            <table:table-row>
              <table:table-cell office:value-type="string">
                <text:p>l = log_2(n/2) = 12</text:p>
              </table:table-cell>
              <table:table-cell office:value-type="float" office:value="2420.2319">
                <text:p>2420.2319</text:p>
              </table:table-cell>
              <table:table-cell office:value-type="float" office:value="2714.1276">
                <text:p>2714.1276</text:p>
              </table:table-cell>
              <table:table-cell office:value-type="float" office:value="2598.7337">
                <text:p>2598.7337</text:p>
              </table:table-cell>
              <table:table-cell office:value-type="float" office:value="2442.4507">
                <text:p>2442.4507</text:p>
              </table:table-cell>
              <table:table-cell office:value-type="float" office:value="2370.9238">
                <text:p>2370.9238</text:p>
              </table:table-cell>
              <table:table-cell office:value-type="float" office:value="2303.6587">
                <text:p>2303.65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4cm" svg:height="11.391cm" xlink:href=".." xlink:type="simple" chart:class="chart:bar" chart:style-name="ch1">
        <chart:title svg:x="7.846cm" svg:y="0.363cm" chart:style-name="ch2">
          <text:p>CDHS / MIN</text:p>
        </chart:title>
        <chart:legend chart:legend-position="end" svg:x="16.346cm" svg:y="4.197cm" chart:style-name="ch3"/>
        <chart:plot-area chart:style-name="ch4" table:cell-range-address="'Advogato (i = 100)'.A2:'Advogato (i = 100)'.G7" chart:data-source-has-labels="both" svg:x="1.402cm" svg:y="2.411cm" svg:width="14.216cm" svg:height="7.745cm">
          <chartooo:coordinate-region svg:x="2.394cm" svg:y="2.623cm" svg:width="13.05cm" svg:height="6.86cm"/>
          <chart:axis chart:dimension="x" chart:name="primary-x" chart:style-name="ch5">
            <chart:title svg:x="7.712cm" svg:y="10.384cm" chart:style-name="ch6">
              <text:p>k (rounds)</text:p>
            </chart:title>
            <chart:categories table:cell-range-address="'Advogato (i = 100)'.A3:'Advogato (i = 100)'.A7"/>
          </chart:axis>
          <chart:axis chart:dimension="x" chart:name="secondary-x" chart:style-name="ch7">
            <chart:title svg:x="7.752cm" svg:y="1.597cm" chart:style-name="ch8">
              <text:p>l (groups)</text:p>
            </chart:title>
          </chart:axis>
          <chart:axis chart:dimension="y" chart:name="primary-y" chart:style-name="ch9">
            <chart:title svg:x="0.451cm" svg:y="7.081cm" chart:style-name="ch10">
              <text:p>Revenues</text:p>
            </chart:title>
            <chart:grid chart:style-name="ch11" chart:class="major"/>
          </chart:axis>
          <chart:series chart:style-name="ch12" chart:values-cell-range-address="'Advogato (i = 100)'.B3:'Advogato (i = 100)'.B7" chart:label-cell-address="'Advogato (i = 100)'.B2:'Advogato (i = 100)'.B2" chart:class="chart:bar">
            <chart:data-point chart:repeated="5"/>
          </chart:series>
          <chart:series chart:style-name="ch13" chart:values-cell-range-address="'Advogato (i = 100)'.C3:'Advogato (i = 100)'.C7" chart:label-cell-address="'Advogato (i = 100)'.C2:'Advogato (i = 100)'.C2" chart:class="chart:bar">
            <chart:data-point chart:repeated="5"/>
          </chart:series>
          <chart:series chart:style-name="ch14" chart:values-cell-range-address="'Advogato (i = 100)'.D3:'Advogato (i = 100)'.D7" chart:label-cell-address="'Advogato (i = 100)'.D2:'Advogato (i = 100)'.D2" chart:class="chart:bar">
            <chart:data-point chart:repeated="5"/>
          </chart:series>
          <chart:series chart:style-name="ch15" chart:values-cell-range-address="'Advogato (i = 100)'.E3:'Advogato (i = 100)'.E7" chart:label-cell-address="'Advogato (i = 100)'.E2:'Advogato (i = 100)'.E2" chart:class="chart:bar">
            <chart:data-point chart:repeated="5"/>
          </chart:series>
          <chart:series chart:style-name="ch16" chart:values-cell-range-address="'Advogato (i = 100)'.F3:'Advogato (i = 100)'.F7" chart:label-cell-address="'Advogato (i = 100)'.F2:'Advogato (i = 100)'.F2" chart:class="chart:bar">
            <chart:data-point chart:repeated="5"/>
          </chart:series>
          <chart:series chart:style-name="ch17" chart:values-cell-range-address="'Advogato (i = 100)'.G3:'Advogato (i = 100)'.G7" chart:label-cell-address="'Advogato (i = 100)'.G2:'Advogato (i = 100)'.G2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 = 2</text:p>
                <draw:g>
                  <svg:desc>'Advogato (i = 100)'.B2:'Advogato (i = 100)'.B2</svg:desc>
                </draw:g>
              </table:table-cell>
              <table:table-cell office:value-type="string">
                <text:p>k  = 3</text:p>
                <draw:g>
                  <svg:desc>'Advogato (i = 100)'.C2:'Advogato (i = 100)'.C2</svg:desc>
                </draw:g>
              </table:table-cell>
              <table:table-cell office:value-type="string">
                <text:p>k  = 5</text:p>
                <draw:g>
                  <svg:desc>'Advogato (i = 100)'.D2:'Advogato (i = 100)'.D2</svg:desc>
                </draw:g>
              </table:table-cell>
              <table:table-cell office:value-type="string">
                <text:p>k  = 10</text:p>
                <draw:g>
                  <svg:desc>'Advogato (i = 100)'.E2:'Advogato (i = 100)'.E2</svg:desc>
                </draw:g>
              </table:table-cell>
              <table:table-cell office:value-type="string">
                <text:p>k  = 20</text:p>
                <draw:g>
                  <svg:desc>'Advogato (i = 100)'.F2:'Advogato (i = 100)'.F2</svg:desc>
                </draw:g>
              </table:table-cell>
              <table:table-cell office:value-type="string">
                <text:p>k  = 50</text:p>
                <draw:g>
                  <svg:desc>'Advogato (i = 100)'.G2:'Advogato (i = 100)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 = 1</text:p>
                <draw:g>
                  <svg:desc>'Advogato (i = 100)'.A3:'Advogato (i = 100)'.A7</svg:desc>
                </draw:g>
              </table:table-cell>
              <table:table-cell office:value-type="float" office:value="181.279">
                <text:p>181.279</text:p>
                <draw:g>
                  <svg:desc>'Advogato (i = 100)'.B3:'Advogato (i = 100)'.B7</svg:desc>
                </draw:g>
              </table:table-cell>
              <table:table-cell office:value-type="float" office:value="199.086">
                <text:p>199.086</text:p>
                <draw:g>
                  <svg:desc>'Advogato (i = 100)'.C3:'Advogato (i = 100)'.C7</svg:desc>
                </draw:g>
              </table:table-cell>
              <table:table-cell office:value-type="float" office:value="176.094">
                <text:p>176.094</text:p>
                <draw:g>
                  <svg:desc>'Advogato (i = 100)'.D3:'Advogato (i = 100)'.D7</svg:desc>
                </draw:g>
              </table:table-cell>
              <table:table-cell office:value-type="float" office:value="187.199">
                <text:p>187.199</text:p>
                <draw:g>
                  <svg:desc>'Advogato (i = 100)'.E3:'Advogato (i = 100)'.E7</svg:desc>
                </draw:g>
              </table:table-cell>
              <table:table-cell office:value-type="float" office:value="193.002">
                <text:p>193.002</text:p>
                <draw:g>
                  <svg:desc>'Advogato (i = 100)'.F3:'Advogato (i = 100)'.F7</svg:desc>
                </draw:g>
              </table:table-cell>
              <table:table-cell office:value-type="float" office:value="195.983">
                <text:p>195.983</text:p>
                <draw:g>
                  <svg:desc>'Advogato (i = 100)'.G3:'Advogato (i = 100)'.G7</svg:desc>
                </draw:g>
              </table:table-cell>
            </table:table-row>
            <table:table-row>
              <table:table-cell office:value-type="string">
                <text:p>l = 2</text:p>
              </table:table-cell>
              <table:table-cell office:value-type="float" office:value="418.40499">
                <text:p>418.40499</text:p>
              </table:table-cell>
              <table:table-cell office:value-type="float" office:value="488.79099">
                <text:p>488.79099</text:p>
              </table:table-cell>
              <table:table-cell office:value-type="float" office:value="489.32499">
                <text:p>489.32499</text:p>
              </table:table-cell>
              <table:table-cell office:value-type="float" office:value="469.295">
                <text:p>469.295</text:p>
              </table:table-cell>
              <table:table-cell office:value-type="float" office:value="477.72199">
                <text:p>477.72199</text:p>
              </table:table-cell>
              <table:table-cell office:value-type="float" office:value="463.055">
                <text:p>463.055</text:p>
              </table:table-cell>
            </table:table-row>
            <table:table-row>
              <table:table-cell office:value-type="string">
                <text:p>l = 5</text:p>
              </table:table-cell>
              <table:table-cell office:value-type="float" office:value="1889.0228">
                <text:p>1889.0228</text:p>
              </table:table-cell>
              <table:table-cell office:value-type="float" office:value="1955.4947">
                <text:p>1955.4947</text:p>
              </table:table-cell>
              <table:table-cell office:value-type="float" office:value="1927.9878">
                <text:p>1927.9878</text:p>
              </table:table-cell>
              <table:table-cell office:value-type="float" office:value="1954.6269">
                <text:p>1954.6269</text:p>
              </table:table-cell>
              <table:table-cell office:value-type="float" office:value="1963.7044">
                <text:p>1963.7044</text:p>
              </table:table-cell>
              <table:table-cell office:value-type="float" office:value="1974.568">
                <text:p>1974.568</text:p>
              </table:table-cell>
            </table:table-row>
            <table:table-row>
              <table:table-cell office:value-type="string">
                <text:p>l = 10</text:p>
              </table:table-cell>
              <table:table-cell office:value-type="float" office:value="2448.5194">
                <text:p>2448.5194</text:p>
              </table:table-cell>
              <table:table-cell office:value-type="float" office:value="2505.064">
                <text:p>2505.064</text:p>
              </table:table-cell>
              <table:table-cell office:value-type="float" office:value="2537.7601">
                <text:p>2537.7601</text:p>
              </table:table-cell>
              <table:table-cell office:value-type="float" office:value="2542.8546">
                <text:p>2542.8546</text:p>
              </table:table-cell>
              <table:table-cell office:value-type="float" office:value="2540.6918">
                <text:p>2540.6918</text:p>
              </table:table-cell>
              <table:table-cell office:value-type="float" office:value="2531.1618">
                <text:p>2531.1618</text:p>
              </table:table-cell>
            </table:table-row>
            <table:table-row>
              <table:table-cell office:value-type="string">
                <text:p>l = log_2(n/2) = 12</text:p>
              </table:table-cell>
              <table:table-cell office:value-type="float" office:value="2416.3155">
                <text:p>2416.3155</text:p>
              </table:table-cell>
              <table:table-cell office:value-type="float" office:value="2439.9721">
                <text:p>2439.9721</text:p>
              </table:table-cell>
              <table:table-cell office:value-type="float" office:value="2519.5712">
                <text:p>2519.5712</text:p>
              </table:table-cell>
              <table:table-cell office:value-type="float" office:value="2514.027">
                <text:p>2514.027</text:p>
              </table:table-cell>
              <table:table-cell office:value-type="float" office:value="2523.8005">
                <text:p>2523.8005</text:p>
              </table:table-cell>
              <table:table-cell office:value-type="float" office:value="2539.7149">
                <text:p>2539.71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/>
      <style:text-properties fo:font-size="9pt" style:font-size-asian="9pt" style:font-size-complex="9pt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4cm" svg:height="11.595cm" xlink:href=".." xlink:type="simple" chart:class="chart:bar" chart:style-name="ch1">
        <chart:title svg:x="6.986cm" svg:y="0.367cm" chart:style-name="ch2">
          <text:p>Neighbourhood / MIN</text:p>
        </chart:title>
        <chart:legend chart:legend-position="end" svg:x="16.346cm" svg:y="4.299cm" chart:style-name="ch3"/>
        <chart:plot-area chart:style-name="ch4" table:cell-range-address="'DBLP (i = 10)'.A14:'DBLP (i = 10)'.G19" chart:data-source-has-labels="both" svg:x="1.402cm" svg:y="2.427cm" svg:width="14.216cm" svg:height="7.929cm">
          <chartooo:coordinate-region svg:x="2.764cm" svg:y="2.64cm" svg:width="12.643cm" svg:height="7.043cm"/>
          <chart:axis chart:dimension="x" chart:name="primary-x" chart:style-name="ch5">
            <chart:title svg:x="7.712cm" svg:y="10.588cm" chart:style-name="ch6">
              <text:p>k (rounds)</text:p>
            </chart:title>
            <chart:categories table:cell-range-address="'DBLP (i = 10)'.A15:'DBLP (i = 10)'.A19"/>
          </chart:axis>
          <chart:axis chart:dimension="x" chart:name="secondary-x" chart:style-name="ch7">
            <chart:title svg:x="7.752cm" svg:y="1.609cm" chart:style-name="ch8">
              <text:p>l (groups)</text:p>
            </chart:title>
          </chart:axis>
          <chart:axis chart:dimension="y" chart:name="primary-y" chart:style-name="ch9">
            <chart:title svg:x="0.451cm" svg:y="7.189cm" chart:style-name="ch10">
              <text:p>Revenues</text:p>
            </chart:title>
            <chart:grid chart:style-name="ch11" chart:class="major"/>
          </chart:axis>
          <chart:series chart:style-name="ch12" chart:values-cell-range-address="'DBLP (i = 10)'.B15:'DBLP (i = 10)'.B19" chart:label-cell-address="'DBLP (i = 10)'.B14:'DBLP (i = 10)'.B14" chart:class="chart:bar">
            <chart:data-point chart:repeated="5"/>
          </chart:series>
          <chart:series chart:style-name="ch13" chart:values-cell-range-address="'DBLP (i = 10)'.C15:'DBLP (i = 10)'.C19" chart:label-cell-address="'DBLP (i = 10)'.C14:'DBLP (i = 10)'.C14" chart:class="chart:bar">
            <chart:data-point chart:repeated="5"/>
          </chart:series>
          <chart:series chart:style-name="ch14" chart:values-cell-range-address="'DBLP (i = 10)'.D15:'DBLP (i = 10)'.D19" chart:label-cell-address="'DBLP (i = 10)'.D14:'DBLP (i = 10)'.D14" chart:class="chart:bar">
            <chart:data-point chart:repeated="5"/>
          </chart:series>
          <chart:series chart:style-name="ch15" chart:values-cell-range-address="'DBLP (i = 10)'.E15:'DBLP (i = 10)'.E19" chart:label-cell-address="'DBLP (i = 10)'.E14:'DBLP (i = 10)'.E14" chart:class="chart:bar">
            <chart:data-point chart:repeated="5"/>
          </chart:series>
          <chart:series chart:style-name="ch16" chart:values-cell-range-address="'DBLP (i = 10)'.F15:'DBLP (i = 10)'.F19" chart:label-cell-address="'DBLP (i = 10)'.F14:'DBLP (i = 10)'.F14" chart:class="chart:bar">
            <chart:data-point chart:repeated="5"/>
          </chart:series>
          <chart:series chart:style-name="ch17" chart:values-cell-range-address="'DBLP (i = 10)'.G15:'DBLP (i = 10)'.G19" chart:label-cell-address="'DBLP (i = 10)'.G14:'DBLP (i = 10)'.G14" chart:class="chart:bar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  = 2</text:p>
                <draw:g>
                  <svg:desc>'DBLP (i = 10)'.B14:'DBLP (i = 10)'.B14</svg:desc>
                </draw:g>
              </table:table-cell>
              <table:table-cell office:value-type="string">
                <text:p>k  = 3</text:p>
                <draw:g>
                  <svg:desc>'DBLP (i = 10)'.C14:'DBLP (i = 10)'.C14</svg:desc>
                </draw:g>
              </table:table-cell>
              <table:table-cell office:value-type="string">
                <text:p>k  = 5</text:p>
                <draw:g>
                  <svg:desc>'DBLP (i = 10)'.D14:'DBLP (i = 10)'.D14</svg:desc>
                </draw:g>
              </table:table-cell>
              <table:table-cell office:value-type="string">
                <text:p>k  = 10</text:p>
                <draw:g>
                  <svg:desc>'DBLP (i = 10)'.E14:'DBLP (i = 10)'.E14</svg:desc>
                </draw:g>
              </table:table-cell>
              <table:table-cell office:value-type="string">
                <text:p>k  = 20</text:p>
                <draw:g>
                  <svg:desc>'DBLP (i = 10)'.F14:'DBLP (i = 10)'.F14</svg:desc>
                </draw:g>
              </table:table-cell>
              <table:table-cell office:value-type="string">
                <text:p>k  = 50</text:p>
                <draw:g>
                  <svg:desc>'DBLP (i = 10)'.G14:'DBLP (i = 10)'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 = 1</text:p>
                <draw:g>
                  <svg:desc>'DBLP (i = 10)'.A15:'DBLP (i = 10)'.A19</svg:desc>
                </draw:g>
              </table:table-cell>
              <table:table-cell office:value-type="float" office:value="6741.229">
                <text:p>6741.229</text:p>
                <draw:g>
                  <svg:desc>'DBLP (i = 10)'.B15:'DBLP (i = 10)'.B19</svg:desc>
                </draw:g>
              </table:table-cell>
              <table:table-cell office:value-type="float" office:value="3149.066">
                <text:p>3149.066</text:p>
                <draw:g>
                  <svg:desc>'DBLP (i = 10)'.C15:'DBLP (i = 10)'.C19</svg:desc>
                </draw:g>
              </table:table-cell>
              <table:table-cell office:value-type="float" office:value="1812.9649">
                <text:p>1812.9649</text:p>
                <draw:g>
                  <svg:desc>'DBLP (i = 10)'.D15:'DBLP (i = 10)'.D19</svg:desc>
                </draw:g>
              </table:table-cell>
              <table:table-cell office:value-type="float" office:value="1791.1049">
                <text:p>1791.1049</text:p>
                <draw:g>
                  <svg:desc>'DBLP (i = 10)'.E15:'DBLP (i = 10)'.E19</svg:desc>
                </draw:g>
              </table:table-cell>
              <table:table-cell office:value-type="float" office:value="1421.857">
                <text:p>1421.857</text:p>
                <draw:g>
                  <svg:desc>'DBLP (i = 10)'.F15:'DBLP (i = 10)'.F19</svg:desc>
                </draw:g>
              </table:table-cell>
              <table:table-cell office:value-type="float" office:value="1349.1504">
                <text:p>1349.1504</text:p>
                <draw:g>
                  <svg:desc>'DBLP (i = 10)'.G15:'DBLP (i = 10)'.G19</svg:desc>
                </draw:g>
              </table:table-cell>
            </table:table-row>
            <table:table-row>
              <table:table-cell office:value-type="string">
                <text:p>l = 2</text:p>
              </table:table-cell>
              <table:table-cell office:value-type="float" office:value="28400.02">
                <text:p>28400.02</text:p>
              </table:table-cell>
              <table:table-cell office:value-type="float" office:value="13421.02">
                <text:p>13421.02</text:p>
              </table:table-cell>
              <table:table-cell office:value-type="float" office:value="9620.758">
                <text:p>9620.758</text:p>
              </table:table-cell>
              <table:table-cell office:value-type="float" office:value="6922.098">
                <text:p>6922.098</text:p>
              </table:table-cell>
              <table:table-cell office:value-type="float" office:value="6961.545">
                <text:p>6961.545</text:p>
              </table:table-cell>
              <table:table-cell office:value-type="float" office:value="7174.065">
                <text:p>7174.065</text:p>
              </table:table-cell>
            </table:table-row>
            <table:table-row>
              <table:table-cell office:value-type="string">
                <text:p>l = 5</text:p>
              </table:table-cell>
              <table:table-cell office:value-type="float" office:value="247114.2">
                <text:p>247114.2</text:p>
              </table:table-cell>
              <table:table-cell office:value-type="float" office:value="217645.6">
                <text:p>217645.6</text:p>
              </table:table-cell>
              <table:table-cell office:value-type="float" office:value="184082.5">
                <text:p>184082.5</text:p>
              </table:table-cell>
              <table:table-cell office:value-type="float" office:value="154407.6">
                <text:p>154407.6</text:p>
              </table:table-cell>
              <table:table-cell office:value-type="float" office:value="154174.6">
                <text:p>154174.6</text:p>
              </table:table-cell>
              <table:table-cell office:value-type="float" office:value="153756.6">
                <text:p>153756.6</text:p>
              </table:table-cell>
            </table:table-row>
            <table:table-row>
              <table:table-cell office:value-type="string">
                <text:p>l = 10</text:p>
              </table:table-cell>
              <table:table-cell office:value-type="float" office:value="478720.2">
                <text:p>478720.2</text:p>
              </table:table-cell>
              <table:table-cell office:value-type="float" office:value="525925.7">
                <text:p>525925.7</text:p>
              </table:table-cell>
              <table:table-cell office:value-type="float" office:value="506378">
                <text:p>506378</text:p>
              </table:table-cell>
              <table:table-cell office:value-type="float" office:value="478976.9">
                <text:p>478976.9</text:p>
              </table:table-cell>
              <table:table-cell office:value-type="float" office:value="461632.5">
                <text:p>461632.5</text:p>
              </table:table-cell>
              <table:table-cell office:value-type="float" office:value="453095.4">
                <text:p>453095.4</text:p>
              </table:table-cell>
            </table:table-row>
            <table:table-row>
              <table:table-cell office:value-type="string">
                <text:p>l = log_2(n/2) = 20</text:p>
              </table:table-cell>
              <table:table-cell office:value-type="float" office:value="471722.7">
                <text:p>471722.7</text:p>
              </table:table-cell>
              <table:table-cell office:value-type="float" office:value="524309">
                <text:p>524309</text:p>
              </table:table-cell>
              <table:table-cell office:value-type="float" office:value="500729.9">
                <text:p>500729.9</text:p>
              </table:table-cell>
              <table:table-cell office:value-type="float" office:value="477652">
                <text:p>477652</text:p>
              </table:table-cell>
              <table:table-cell office:value-type="float" office:value="464702.9">
                <text:p>464702.9</text:p>
              </table:table-cell>
              <table:table-cell office:value-type="float" office:value="454999.1">
                <text:p>454999.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